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style:vertical-align="middle"/>
      <style:text-properties style:text-position=""/>
    </style:style>
    <style:style style:name="ce2" style:family="table-cell" style:parent-style-name="Section">
      <style:table-cell-properties style:vertical-align="middle"/>
      <style:text-properties style:text-position=""/>
    </style:style>
    <style:style style:name="ce3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 style:data-style-name="N61">
      <style:table-cell-properties style:vertical-align="middle"/>
      <style:text-properties style:text-position=""/>
    </style:style>
    <style:style style:name="ce5" style:family="table-cell" style:parent-style-name="Default" style:data-style-name="N128">
      <style:table-cell-properties style:vertical-align="middle"/>
      <style:text-properties style:text-position=""/>
    </style:style>
    <style:style style:name="ce6" style:family="table-cell" style:parent-style-name="Default" style:data-style-name="N1">
      <style:table-cell-properties style:vertical-align="middle"/>
      <style:text-properties style:text-position=""/>
    </style:style>
    <style:style style:name="ce7" style:family="table-cell" style:parent-style-name="Default" style:data-style-name="N126">
      <style:table-cell-properties style:vertical-align="middle"/>
      <style:text-properties style:text-position=""/>
    </style:style>
    <style:style style:name="ce8" style:family="table-cell" style:parent-style-name="Heading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Heading">
      <style:table-cell-properties style:vertical-align="middle"/>
    </style:style>
    <style:style style:name="ce11" style:family="table-cell" style:parent-style-name="Section">
      <style:table-cell-properties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 style:data-style-name="N61">
      <style:table-cell-properties style:vertical-align="middle"/>
    </style:style>
    <style:style style:name="ce14" style:family="table-cell" style:parent-style-name="Default" style:data-style-name="N128">
      <style:table-cell-properties style:vertical-align="middle"/>
    </style:style>
    <style:style style:name="ce15" style:family="table-cell" style:parent-style-name="Default" style:data-style-name="N1">
      <style:table-cell-properties style:vertical-align="middle"/>
    </style:style>
    <style:style style:name="ce16" style:family="table-cell" style:parent-style-name="Default" style:data-style-name="N126">
      <style:table-cell-properties style:vertical-align="middle"/>
    </style:style>
    <style:style style:name="ce17" style:family="table-cell" style:parent-style-name="Heading">
      <style:table-cell-properties fo:wrap-option="wrap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 style:data-style-name="N131"/>
    <style:style style:name="ce20" style:family="table-cell" style:parent-style-name="Default" style:data-style-name="N1"/>
    <style:style style:name="ce21" style:family="table-cell" style:parent-style-name="Default" style:data-style-name="N11"/>
    <style:style style:name="ce22" style:family="table-cell" style:parent-style-name="Default" style:data-style-name="N128">
      <style:table-cell-properties style:vertical-align="middle"/>
      <style:map style:condition="is-true-formula(ABS([共通.D12])&lt;=ABS([共通.C12]))" style:apply-style-name="Safe" style:base-cell-address="共通.D12"/>
      <style:map style:condition="is-true-formula(ABS([共通.D12]) &gt; ABS([共通.C12]))" style:apply-style-name="Exceeded" style:base-cell-address="共通.D12"/>
    </style:style>
    <style:style style:name="ce23" style:family="table-cell" style:parent-style-name="Default" style:data-style-name="N128">
      <style:map style:condition="cell-content()&gt;=[.C13]" style:apply-style-name="Safe" style:base-cell-address="共通.D13"/>
      <style:map style:condition="cell-content()&lt;[.C13]" style:apply-style-name="Exceeded" style:base-cell-address="共通.D13"/>
    </style:style>
    <style:style style:name="ce24" style:family="table-cell" style:parent-style-name="Default" style:data-style-name="N131">
      <style:table-cell-properties style:vertical-align="middle"/>
      <style:map style:condition="is-true-formula(ABS([共通.D14])&lt;=ABS([共通.C14]))" style:apply-style-name="Safe" style:base-cell-address="共通.D14"/>
      <style:map style:condition="is-true-formula(ABS([共通.D14]) &gt; ABS([共通.C14]))" style:apply-style-name="Exceeded" style:base-cell-address="共通.D14"/>
    </style:style>
    <style:style style:name="ce25" style:family="table-cell" style:parent-style-name="Default" style:data-style-name="N131">
      <style:table-cell-properties style:vertical-align="middle"/>
      <style:map style:condition="is-true-formula(ABS(['発振（最低出力・充電時）'.D6])&lt;=ABS(['発振（最低出力・充電時）'.C6]))" style:apply-style-name="Safe" style:base-cell-address="'発振（最低出力・充電時）'.D6"/>
      <style:map style:condition="is-true-formula(ABS(['発振（最低出力・充電時）'.D6]) &gt; ABS(['発振（最低出力・充電時）'.C6]))" style:apply-style-name="Exceeded" style:base-cell-address="'発振（最低出力・充電時）'.D6"/>
    </style:style>
    <style:style style:name="ce26" style:family="table-cell" style:parent-style-name="Default" style:data-style-name="N131">
      <style:table-cell-properties style:vertical-align="middle"/>
      <style:map style:condition="is-true-formula(ABS(['発振（最低出力・充電時）'.D10])&lt;=ABS(['発振（最低出力・充電時）'.C10]))" style:apply-style-name="Safe" style:base-cell-address="'発振（最低出力・充電時）'.D10"/>
      <style:map style:condition="is-true-formula(ABS(['発振（最低出力・充電時）'.D10]) &gt; ABS(['発振（最低出力・充電時）'.C10]))" style:apply-style-name="Exceeded" style:base-cell-address="'発振（最低出力・充電時）'.D10"/>
    </style:style>
    <style:style style:name="ce27" style:family="table-cell" style:parent-style-name="Default" style:data-style-name="N2">
      <style:table-cell-properties style:vertical-align="middle"/>
      <style:map style:condition="is-true-formula(ABS(['発振（最低出力・充電時）'.D13])&lt;=ABS(['発振（最低出力・充電時）'.C13]))" style:apply-style-name="Safe" style:base-cell-address="'発振（最低出力・充電時）'.D13"/>
      <style:map style:condition="is-true-formula(ABS(['発振（最低出力・充電時）'.D13]) &gt; ABS(['発振（最低出力・充電時）'.C13]))" style:apply-style-name="Exceeded" style:base-cell-address="'発振（最低出力・充電時）'.D13"/>
    </style:style>
    <style:style style:name="ce28" style:family="table-cell" style:parent-style-name="Default" style:data-style-name="N131">
      <style:table-cell-properties style:vertical-align="middle"/>
      <style:map style:condition="is-true-formula(ABS(['発振（最低出力・充電時）'.D16])&lt;=ABS(['発振（最低出力・充電時）'.C16]))" style:apply-style-name="Safe" style:base-cell-address="'発振（最低出力・充電時）'.D16"/>
      <style:map style:condition="is-true-formula(ABS(['発振（最低出力・充電時）'.D16]) &gt; ABS(['発振（最低出力・充電時）'.C16]))" style:apply-style-name="Exceeded" style:base-cell-address="'発振（最低出力・充電時）'.D16"/>
    </style:style>
    <style:style style:name="ce29" style:family="table-cell" style:parent-style-name="Default" style:data-style-name="N131">
      <style:table-cell-properties style:vertical-align="middle"/>
      <style:map style:condition="is-true-formula(ABS(['発振（最低出力・充電時）'.D17])&lt;=ABS(['発振（最低出力・充電時）'.C17]))" style:apply-style-name="Safe" style:base-cell-address="'発振（最低出力・充電時）'.D17"/>
      <style:map style:condition="is-true-formula(ABS(['発振（最低出力・充電時）'.D17]) &gt; ABS(['発振（最低出力・充電時）'.C17]))" style:apply-style-name="Exceeded" style:base-cell-address="'発振（最低出力・充電時）'.D17"/>
    </style:style>
    <style:style style:name="ce30" style:family="table-cell" style:parent-style-name="Default" style:data-style-name="N128">
      <style:table-cell-properties style:vertical-align="middle"/>
      <style:map style:condition="is-true-formula(ABS(['発振（最低出力・充電時）'.D19])&lt;=ABS(['発振（最低出力・充電時）'.C19]))" style:apply-style-name="Safe" style:base-cell-address="'発振（最低出力・充電時）'.D19"/>
      <style:map style:condition="is-true-formula(ABS(['発振（最低出力・充電時）'.D19]) &gt; ABS(['発振（最低出力・充電時）'.C19]))" style:apply-style-name="Exceeded" style:base-cell-address="'発振（最低出力・充電時）'.D19"/>
    </style:style>
    <style:style style:name="ce31" style:family="table-cell" style:parent-style-name="Default" style:data-style-name="N128">
      <style:table-cell-properties style:vertical-align="middle"/>
      <style:map style:condition="is-true-formula(ABS(['発振（最低出力・充電時）'.D22])&lt;=ABS(['発振（最低出力・充電時）'.C22]))" style:apply-style-name="Safe" style:base-cell-address="'発振（最低出力・充電時）'.D22"/>
      <style:map style:condition="is-true-formula(ABS(['発振（最低出力・充電時）'.D22]) &gt; ABS(['発振（最低出力・充電時）'.C22]))" style:apply-style-name="Exceeded" style:base-cell-address="'発振（最低出力・充電時）'.D22"/>
    </style:style>
    <style:style style:name="ce32" style:family="table-cell" style:parent-style-name="Default" style:data-style-name="N131">
      <style:table-cell-properties style:vertical-align="middle"/>
    </style:style>
    <style:style style:name="ce33" style:family="table-cell" style:parent-style-name="Default" style:data-style-name="N131">
      <style:table-cell-properties style:vertical-align="middle"/>
      <style:map style:condition="is-true-formula(ABS(['発振（最低出力・放電時）'.D6])&lt;=ABS(['発振（最低出力・放電時）'.C6]))" style:apply-style-name="Safe" style:base-cell-address="'発振（最低出力・放電時）'.D6"/>
      <style:map style:condition="is-true-formula(ABS(['発振（最低出力・放電時）'.D6]) &gt; ABS(['発振（最低出力・放電時）'.C6]))" style:apply-style-name="Exceeded" style:base-cell-address="'発振（最低出力・放電時）'.D6"/>
    </style:style>
    <style:style style:name="ce34" style:family="table-cell" style:parent-style-name="Default" style:data-style-name="N131">
      <style:table-cell-properties style:vertical-align="middle"/>
      <style:map style:condition="is-true-formula(ABS(['発振（最低出力・放電時）'.D10])&lt;=ABS(['発振（最低出力・放電時）'.C10]))" style:apply-style-name="Safe" style:base-cell-address="'発振（最低出力・放電時）'.D10"/>
      <style:map style:condition="is-true-formula(ABS(['発振（最低出力・放電時）'.D10]) &gt; ABS(['発振（最低出力・放電時）'.C10]))" style:apply-style-name="Exceeded" style:base-cell-address="'発振（最低出力・放電時）'.D10"/>
    </style:style>
    <style:style style:name="ce35" style:family="table-cell" style:parent-style-name="Default" style:data-style-name="N131">
      <style:table-cell-properties style:vertical-align="middle"/>
      <style:map style:condition="is-true-formula(ABS(['発振（最低出力・放電時）'.D14])&lt;=ABS(['発振（最低出力・放電時）'.C14]))" style:apply-style-name="Safe" style:base-cell-address="'発振（最低出力・放電時）'.D14"/>
      <style:map style:condition="is-true-formula(ABS(['発振（最低出力・放電時）'.D14]) &gt; ABS(['発振（最低出力・放電時）'.C14]))" style:apply-style-name="Exceeded" style:base-cell-address="'発振（最低出力・放電時）'.D14"/>
    </style:style>
    <style:style style:name="ce36" style:family="table-cell" style:parent-style-name="Default" style:data-style-name="N2">
      <style:table-cell-properties style:vertical-align="middle"/>
      <style:map style:condition="is-true-formula(ABS(['発振（最低出力・放電時）'.D17])&lt;=ABS(['発振（最低出力・放電時）'.C17]))" style:apply-style-name="Safe" style:base-cell-address="'発振（最低出力・放電時）'.D17"/>
      <style:map style:condition="is-true-formula(ABS(['発振（最低出力・放電時）'.D17]) &gt; ABS(['発振（最低出力・放電時）'.C17]))" style:apply-style-name="Exceeded" style:base-cell-address="'発振（最低出力・放電時）'.D17"/>
    </style:style>
    <style:style style:name="ce37" style:family="table-cell" style:parent-style-name="Default" style:data-style-name="N128">
      <style:table-cell-properties style:vertical-align="middle"/>
      <style:map style:condition="is-true-formula(ABS(['発振（最低出力・放電時）'.D20])&lt;=ABS(['発振（最低出力・放電時）'.C20]))" style:apply-style-name="Safe" style:base-cell-address="'発振（最低出力・放電時）'.D20"/>
      <style:map style:condition="is-true-formula(ABS(['発振（最低出力・放電時）'.D20]) &gt; ABS(['発振（最低出力・放電時）'.C20]))" style:apply-style-name="Exceeded" style:base-cell-address="'発振（最低出力・放電時）'.D20"/>
    </style:style>
    <style:style style:name="ce38" style:family="table-cell" style:parent-style-name="Default" style:data-style-name="N131">
      <style:table-cell-properties style:vertical-align="middle"/>
      <style:map style:condition="is-true-formula(ABS(['発振（最低出力・放電時）'.D23])&lt;=ABS(['発振（最低出力・放電時）'.C23]))" style:apply-style-name="Safe" style:base-cell-address="'発振（最低出力・放電時）'.D23"/>
      <style:map style:condition="is-true-formula(ABS(['発振（最低出力・放電時）'.D23]) &gt; ABS(['発振（最低出力・放電時）'.C23]))" style:apply-style-name="Exceeded" style:base-cell-address="'発振（最低出力・放電時）'.D23"/>
    </style:style>
    <style:style style:name="ce39" style:family="table-cell" style:parent-style-name="Default" style:data-style-name="N131">
      <style:table-cell-properties style:vertical-align="middle"/>
      <style:map style:condition="is-true-formula(ABS(['発振（最低出力・放電時）'.D24])&lt;=ABS(['発振（最低出力・放電時）'.C24]))" style:apply-style-name="Safe" style:base-cell-address="'発振（最低出力・放電時）'.D24"/>
      <style:map style:condition="is-true-formula(ABS(['発振（最低出力・放電時）'.D24]) &gt; ABS(['発振（最低出力・放電時）'.C24]))" style:apply-style-name="Exceeded" style:base-cell-address="'発振（最低出力・放電時）'.D24"/>
    </style:style>
    <style:style style:name="ce40" style:family="table-cell" style:parent-style-name="Default" style:data-style-name="N128">
      <style:table-cell-properties style:vertical-align="middle"/>
      <style:map style:condition="is-true-formula(ABS(['発振（最低出力・放電時）'.D26])&lt;=ABS(['発振（最低出力・放電時）'.C26]))" style:apply-style-name="Safe" style:base-cell-address="'発振（最低出力・放電時）'.D26"/>
      <style:map style:condition="is-true-formula(ABS(['発振（最低出力・放電時）'.D26]) &gt; ABS(['発振（最低出力・放電時）'.C26]))" style:apply-style-name="Exceeded" style:base-cell-address="'発振（最低出力・放電時）'.D26"/>
    </style:style>
    <style:style style:name="ce41" style:family="table-cell" style:parent-style-name="Default" style:data-style-name="N131">
      <style:table-cell-properties style:vertical-align="middle"/>
      <style:map style:condition="is-true-formula(ABS(['発振（最大出力・充電時）'.D6])&lt;=ABS(['発振（最大出力・充電時）'.C6]))" style:apply-style-name="Safe" style:base-cell-address="'発振（最大出力・充電時）'.D6"/>
      <style:map style:condition="is-true-formula(ABS(['発振（最大出力・充電時）'.D6]) &gt; ABS(['発振（最大出力・充電時）'.C6]))" style:apply-style-name="Exceeded" style:base-cell-address="'発振（最大出力・充電時）'.D6"/>
    </style:style>
    <style:style style:name="ce42" style:family="table-cell" style:parent-style-name="Default" style:data-style-name="N131">
      <style:table-cell-properties style:vertical-align="middle"/>
      <style:map style:condition="is-true-formula(ABS(['発振（最大出力・充電時）'.D10])&lt;=ABS(['発振（最大出力・充電時）'.C10]))" style:apply-style-name="Safe" style:base-cell-address="'発振（最大出力・充電時）'.D10"/>
      <style:map style:condition="is-true-formula(ABS(['発振（最大出力・充電時）'.D10]) &gt; ABS(['発振（最大出力・充電時）'.C10]))" style:apply-style-name="Exceeded" style:base-cell-address="'発振（最大出力・充電時）'.D10"/>
    </style:style>
    <style:style style:name="ce43" style:family="table-cell" style:parent-style-name="Default" style:data-style-name="N131">
      <style:table-cell-properties style:vertical-align="middle"/>
      <style:map style:condition="is-true-formula(ABS(['発振（最大出力・充電時）'.D14])&lt;=ABS(['発振（最大出力・充電時）'.C14]))" style:apply-style-name="Safe" style:base-cell-address="'発振（最大出力・充電時）'.D14"/>
      <style:map style:condition="is-true-formula(ABS(['発振（最大出力・充電時）'.D14]) &gt; ABS(['発振（最大出力・充電時）'.C14]))" style:apply-style-name="Exceeded" style:base-cell-address="'発振（最大出力・充電時）'.D14"/>
    </style:style>
    <style:style style:name="ce44" style:family="table-cell" style:parent-style-name="Default" style:data-style-name="N2">
      <style:table-cell-properties style:vertical-align="middle"/>
      <style:map style:condition="is-true-formula(ABS(['発振（最大出力・充電時）'.D17])&lt;=ABS(['発振（最大出力・充電時）'.C17]))" style:apply-style-name="Safe" style:base-cell-address="'発振（最大出力・充電時）'.D17"/>
      <style:map style:condition="is-true-formula(ABS(['発振（最大出力・充電時）'.D17]) &gt; ABS(['発振（最大出力・充電時）'.C17]))" style:apply-style-name="Exceeded" style:base-cell-address="'発振（最大出力・充電時）'.D17"/>
    </style:style>
    <style:style style:name="ce45" style:family="table-cell" style:parent-style-name="Default" style:data-style-name="N131">
      <style:table-cell-properties style:vertical-align="middle"/>
      <style:map style:condition="is-true-formula(ABS(['発振（最大出力・充電時）'.D20])&lt;=ABS(['発振（最大出力・充電時）'.C20]))" style:apply-style-name="Safe" style:base-cell-address="'発振（最大出力・充電時）'.D20"/>
      <style:map style:condition="is-true-formula(ABS(['発振（最大出力・充電時）'.D20]) &gt; ABS(['発振（最大出力・充電時）'.C20]))" style:apply-style-name="Exceeded" style:base-cell-address="'発振（最大出力・充電時）'.D20"/>
    </style:style>
    <style:style style:name="ce46" style:family="table-cell" style:parent-style-name="Default" style:data-style-name="N131">
      <style:table-cell-properties style:vertical-align="middle"/>
      <style:map style:condition="is-true-formula(ABS(['発振（最大出力・充電時）'.D21])&lt;=ABS(['発振（最大出力・充電時）'.C21]))" style:apply-style-name="Safe" style:base-cell-address="'発振（最大出力・充電時）'.D21"/>
      <style:map style:condition="is-true-formula(ABS(['発振（最大出力・充電時）'.D21]) &gt; ABS(['発振（最大出力・充電時）'.C21]))" style:apply-style-name="Exceeded" style:base-cell-address="'発振（最大出力・充電時）'.D21"/>
    </style:style>
    <style:style style:name="ce47" style:family="table-cell" style:parent-style-name="Default" style:data-style-name="N128">
      <style:table-cell-properties style:vertical-align="middle"/>
      <style:map style:condition="is-true-formula(ABS(['発振（最大出力・充電時）'.D23])&lt;=ABS(['発振（最大出力・充電時）'.C23]))" style:apply-style-name="Safe" style:base-cell-address="'発振（最大出力・充電時）'.D23"/>
      <style:map style:condition="is-true-formula(ABS(['発振（最大出力・充電時）'.D23]) &gt; ABS(['発振（最大出力・充電時）'.C23]))" style:apply-style-name="Exceeded" style:base-cell-address="'発振（最大出力・充電時）'.D23"/>
    </style:style>
    <style:style style:name="ce48" style:family="table-cell" style:parent-style-name="Default" style:data-style-name="N128">
      <style:table-cell-properties style:vertical-align="middle"/>
      <style:map style:condition="is-true-formula(ABS(['発振（最大出力・充電時）'.D26])&lt;=ABS(['発振（最大出力・充電時）'.C26]))" style:apply-style-name="Safe" style:base-cell-address="'発振（最大出力・充電時）'.D26"/>
      <style:map style:condition="is-true-formula(ABS(['発振（最大出力・充電時）'.D26]) &gt; ABS(['発振（最大出力・充電時）'.C26]))" style:apply-style-name="Exceeded" style:base-cell-address="'発振（最大出力・充電時）'.D26"/>
    </style:style>
    <style:style style:name="ce49" style:family="table-cell" style:parent-style-name="Default" style:data-style-name="N131">
      <style:table-cell-properties style:vertical-align="middle"/>
      <style:map style:condition="is-true-formula(ABS(['発振（最大出力・放電時）'.D6])&lt;=ABS(['発振（最大出力・放電時）'.C6]))" style:apply-style-name="Safe" style:base-cell-address="'発振（最大出力・放電時）'.D6"/>
      <style:map style:condition="is-true-formula(ABS(['発振（最大出力・放電時）'.D6]) &gt; ABS(['発振（最大出力・放電時）'.C6]))" style:apply-style-name="Exceeded" style:base-cell-address="'発振（最大出力・放電時）'.D6"/>
    </style:style>
    <style:style style:name="ce50" style:family="table-cell" style:parent-style-name="Default" style:data-style-name="N131">
      <style:table-cell-properties style:vertical-align="middle"/>
      <style:map style:condition="is-true-formula(ABS(['発振（最大出力・放電時）'.D10])&lt;=ABS(['発振（最大出力・放電時）'.C10]))" style:apply-style-name="Safe" style:base-cell-address="'発振（最大出力・放電時）'.D10"/>
      <style:map style:condition="is-true-formula(ABS(['発振（最大出力・放電時）'.D10]) &gt; ABS(['発振（最大出力・放電時）'.C10]))" style:apply-style-name="Exceeded" style:base-cell-address="'発振（最大出力・放電時）'.D10"/>
    </style:style>
    <style:style style:name="ce51" style:family="table-cell" style:parent-style-name="Default" style:data-style-name="N2">
      <style:table-cell-properties style:vertical-align="middle"/>
      <style:map style:condition="is-true-formula(ABS(['発振（最大出力・放電時）'.D13])&lt;=ABS(['発振（最大出力・放電時）'.C13]))" style:apply-style-name="Safe" style:base-cell-address="'発振（最大出力・放電時）'.D13"/>
      <style:map style:condition="is-true-formula(ABS(['発振（最大出力・放電時）'.D13]) &gt; ABS(['発振（最大出力・放電時）'.C13]))" style:apply-style-name="Exceeded" style:base-cell-address="'発振（最大出力・放電時）'.D13"/>
    </style:style>
    <style:style style:name="ce52" style:family="table-cell" style:parent-style-name="Default" style:data-style-name="N128">
      <style:table-cell-properties style:vertical-align="middle"/>
      <style:map style:condition="is-true-formula(ABS(['発振（最大出力・放電時）'.D16])&lt;=ABS(['発振（最大出力・放電時）'.C16]))" style:apply-style-name="Safe" style:base-cell-address="'発振（最大出力・放電時）'.D16"/>
      <style:map style:condition="is-true-formula(ABS(['発振（最大出力・放電時）'.D16]) &gt; ABS(['発振（最大出力・放電時）'.C16]))" style:apply-style-name="Exceeded" style:base-cell-address="'発振（最大出力・放電時）'.D16"/>
    </style:style>
    <style:style style:name="ce53" style:family="table-cell" style:parent-style-name="Default" style:data-style-name="N131">
      <style:table-cell-properties style:vertical-align="middle"/>
      <style:map style:condition="is-true-formula(ABS(['発振（最大出力・放電時）'.D19])&lt;=ABS(['発振（最大出力・放電時）'.C19]))" style:apply-style-name="Safe" style:base-cell-address="'発振（最大出力・放電時）'.D19"/>
      <style:map style:condition="is-true-formula(ABS(['発振（最大出力・放電時）'.D19]) &gt; ABS(['発振（最大出力・放電時）'.C19]))" style:apply-style-name="Exceeded" style:base-cell-address="'発振（最大出力・放電時）'.D19"/>
    </style:style>
    <style:style style:name="ce54" style:family="table-cell" style:parent-style-name="Default" style:data-style-name="N131">
      <style:table-cell-properties style:vertical-align="middle"/>
      <style:map style:condition="is-true-formula(ABS(['発振（最大出力・放電時）'.D20])&lt;=ABS(['発振（最大出力・放電時）'.C20]))" style:apply-style-name="Safe" style:base-cell-address="'発振（最大出力・放電時）'.D20"/>
      <style:map style:condition="is-true-formula(ABS(['発振（最大出力・放電時）'.D20]) &gt; ABS(['発振（最大出力・放電時）'.C20]))" style:apply-style-name="Exceeded" style:base-cell-address="'発振（最大出力・放電時）'.D20"/>
    </style:style>
    <style:style style:name="ce55" style:family="table-cell" style:parent-style-name="Default" style:data-style-name="N128">
      <style:table-cell-properties style:vertical-align="middle"/>
      <style:map style:condition="is-true-formula(ABS(['発振（最大出力・放電時）'.D22])&lt;=ABS(['発振（最大出力・放電時）'.C22]))" style:apply-style-name="Safe" style:base-cell-address="'発振（最大出力・放電時）'.D22"/>
      <style:map style:condition="is-true-formula(ABS(['発振（最大出力・放電時）'.D22]) &gt; ABS(['発振（最大出力・放電時）'.C22]))" style:apply-style-name="Exceeded" style:base-cell-address="'発振（最大出力・放電時）'.D22"/>
    </style:style>
    <style:style style:name="ce56" style:family="table-cell" style:parent-style-name="Default">
      <style:text-properties style:font-name="Inconsolata" style:font-name-asian="IPAゴシック" style:font-name-complex="Lohit Hindi"/>
    </style:style>
    <style:style style:name="ce57" style:family="table-cell" style:parent-style-name="Default" style:data-style-name="N128"/>
    <style:style style:name="ce58" style:family="table-cell" style:parent-style-name="Default" style:data-style-name="N11">
      <style:table-cell-properties style:vertical-align="middle"/>
    </style:style>
    <style:style style:name="ce59" style:family="table-cell" style:parent-style-name="Default" style:data-style-name="N128">
      <style:table-cell-properties style:vertical-align="middle"/>
      <style:map style:condition="is-true-formula(ABS(['PWM H (ON)'.D5])&lt;=ABS(['PWM H (ON)'.C5]))" style:apply-style-name="Safe" style:base-cell-address="'PWM H (ON)'.D5"/>
      <style:map style:condition="is-true-formula(ABS(['PWM H (ON)'.D5]) &gt; ABS(['PWM H (ON)'.C5]))" style:apply-style-name="Exceeded" style:base-cell-address="'PWM H (ON)'.D5"/>
    </style:style>
    <style:style style:name="ce60" style:family="table-cell" style:parent-style-name="Default" style:data-style-name="N128">
      <style:table-cell-properties style:vertical-align="middle"/>
      <style:map style:condition="is-true-formula(ABS(['PWM H (ON)'.D8])&lt;=ABS(['PWM H (ON)'.C8]))" style:apply-style-name="Safe" style:base-cell-address="'PWM H (ON)'.D8"/>
      <style:map style:condition="is-true-formula(ABS(['PWM H (ON)'.D8]) &gt; ABS(['PWM H (ON)'.C8]))" style:apply-style-name="Exceeded" style:base-cell-address="'PWM H (ON)'.D8"/>
    </style:style>
    <style:style style:name="ce61" style:family="table-cell" style:parent-style-name="Default" style:data-style-name="N128">
      <style:table-cell-properties style:vertical-align="middle"/>
      <style:map style:condition="is-true-formula(ABS(['PWM H (ON)'.D9])&lt;=ABS(['PWM H (ON)'.C9]))" style:apply-style-name="Safe" style:base-cell-address="'PWM H (ON)'.D9"/>
      <style:map style:condition="is-true-formula(ABS(['PWM H (ON)'.D9]) &gt; ABS(['PWM H (ON)'.C9]))" style:apply-style-name="Exceeded" style:base-cell-address="'PWM H (ON)'.D9"/>
    </style:style>
    <style:style style:name="ce62" style:family="table-cell" style:parent-style-name="Default" style:data-style-name="N128">
      <style:table-cell-properties style:vertical-align="middle"/>
      <style:map style:condition="is-true-formula(ABS(['PWM H (ON)'.D10])&lt;=ABS(['PWM H (ON)'.C10]))" style:apply-style-name="Safe" style:base-cell-address="'PWM H (ON)'.D10"/>
      <style:map style:condition="is-true-formula(ABS(['PWM H (ON)'.D10]) &gt; ABS(['PWM H (ON)'.C10]))" style:apply-style-name="Exceeded" style:base-cell-address="'PWM H (ON)'.D10"/>
    </style:style>
    <style:style style:name="ce63" style:family="table-cell" style:parent-style-name="Default" style:data-style-name="N128">
      <style:table-cell-properties style:vertical-align="middle"/>
      <style:map style:condition="is-true-formula(ABS(['PWM H (ON)'.D16])&lt;=ABS(['PWM H (ON)'.C16]))" style:apply-style-name="Safe" style:base-cell-address="'PWM H (ON)'.D16"/>
      <style:map style:condition="is-true-formula(ABS(['PWM H (ON)'.D16]) &gt; ABS(['PWM H (ON)'.C16]))" style:apply-style-name="Exceeded" style:base-cell-address="'PWM H (ON)'.D16"/>
    </style:style>
    <style:style style:name="ce64" style:family="table-cell" style:parent-style-name="Default" style:data-style-name="N128">
      <style:table-cell-properties style:vertical-align="middle"/>
      <style:map style:condition="is-true-formula(ABS(['PWM H (ON)'.D21])&lt;=ABS(['PWM H (ON)'.C21]))" style:apply-style-name="Safe" style:base-cell-address="'PWM H (ON)'.D21"/>
      <style:map style:condition="is-true-formula(ABS(['PWM H (ON)'.D21]) &gt; ABS(['PWM H (ON)'.C21]))" style:apply-style-name="Exceeded" style:base-cell-address="'PWM H (ON)'.D21"/>
    </style:style>
    <style:style style:name="ce65" style:family="table-cell" style:parent-style-name="Default" style:data-style-name="N128">
      <style:table-cell-properties style:vertical-align="middle"/>
      <style:map style:condition="is-true-formula(ABS(['PWM H (ON)'.D24])&lt;=ABS(['PWM H (ON)'.C24]))" style:apply-style-name="Safe" style:base-cell-address="'PWM H (ON)'.D24"/>
      <style:map style:condition="is-true-formula(ABS(['PWM H (ON)'.D24]) &gt; ABS(['PWM H (ON)'.C24]))" style:apply-style-name="Exceeded" style:base-cell-address="'PWM H (ON)'.D24"/>
    </style:style>
    <style:style style:name="ce66" style:family="table-cell" style:parent-style-name="Default" style:data-style-name="N128">
      <style:table-cell-properties style:vertical-align="middle"/>
      <style:map style:condition="is-true-formula(ABS(['PWM H (ON)'.D26])&lt;=ABS(['PWM H (ON)'.C26]))" style:apply-style-name="Safe" style:base-cell-address="'PWM H (ON)'.D26"/>
      <style:map style:condition="is-true-formula(ABS(['PWM H (ON)'.D26]) &gt; ABS(['PWM H (ON)'.C26]))" style:apply-style-name="Exceeded" style:base-cell-address="'PWM H (ON)'.D26"/>
    </style:style>
    <style:style style:name="ce67" style:family="table-cell" style:parent-style-name="Default" style:data-style-name="N128">
      <style:table-cell-properties style:vertical-align="middle"/>
      <style:map style:condition="is-true-formula(ABS(['PWM H (ON)'.D28])&lt;=ABS(['PWM H (ON)'.C28]))" style:apply-style-name="Safe" style:base-cell-address="'PWM H (ON)'.D28"/>
      <style:map style:condition="is-true-formula(ABS(['PWM H (ON)'.D28]) &gt; ABS(['PWM H (ON)'.C28]))" style:apply-style-name="Exceeded" style:base-cell-address="'PWM H (ON)'.D28"/>
    </style:style>
    <style:style style:name="ce68" style:family="table-cell" style:parent-style-name="Default" style:data-style-name="N11">
      <style:table-cell-properties style:vertical-align="middle"/>
      <style:map style:condition="is-true-formula(ABS(['PWM H (ON)'.D34])&lt;=ABS(['PWM H (ON)'.C34]))" style:apply-style-name="Safe" style:base-cell-address="'PWM H (ON)'.D34"/>
      <style:map style:condition="is-true-formula(ABS(['PWM H (ON)'.D34]) &gt; ABS(['PWM H (ON)'.C34]))" style:apply-style-name="Exceeded" style:base-cell-address="'PWM H (ON)'.D34"/>
    </style:style>
    <style:style style:name="ce69" style:family="table-cell" style:parent-style-name="Default" style:data-style-name="N11">
      <style:table-cell-properties style:vertical-align="middle"/>
      <style:map style:condition="is-true-formula(ABS(['PWM H (ON)'.D35])&lt;=ABS(['PWM H (ON)'.C35]))" style:apply-style-name="Safe" style:base-cell-address="'PWM H (ON)'.D35"/>
      <style:map style:condition="is-true-formula(ABS(['PWM H (ON)'.D35]) &gt; ABS(['PWM H (ON)'.C35]))" style:apply-style-name="Exceeded" style:base-cell-address="'PWM H (ON)'.D35"/>
    </style:style>
    <style:style style:name="ce70" style:family="table-cell" style:parent-style-name="Section">
      <style:table-cell-properties fo:wrap-option="wrap"/>
    </style:style>
    <style:style style:name="ce71" style:family="table-cell" style:parent-style-name="Default" style:data-style-name="N131">
      <style:table-cell-properties style:vertical-align="middle"/>
      <style:map style:condition="is-true-formula(ABS(['PWM L (OFF)'.D4])&lt;=ABS(['PWM L (OFF)'.C4]))" style:apply-style-name="Safe" style:base-cell-address="'PWM L (OFF)'.D4"/>
      <style:map style:condition="is-true-formula(ABS(['PWM L (OFF)'.D4]) &gt; ABS(['PWM L (OFF)'.C4]))" style:apply-style-name="Exceeded" style:base-cell-address="'PWM L (OFF)'.D4"/>
    </style:style>
    <style:style style:name="ce72" style:family="table-cell" style:parent-style-name="Default" style:data-style-name="N11">
      <style:table-cell-properties style:vertical-align="middle"/>
      <style:map style:condition="is-true-formula(ABS(['PWM L (OFF)'.D9])&lt;=ABS(['PWM L (OFF)'.C9]))" style:apply-style-name="Safe" style:base-cell-address="'PWM L (OFF)'.D9"/>
      <style:map style:condition="is-true-formula(ABS(['PWM L (OFF)'.D9]) &gt; ABS(['PWM L (OFF)'.C9]))" style:apply-style-name="Exceeded" style:base-cell-address="'PWM L (OFF)'.D9"/>
    </style:style>
    <style:style style:name="ce73" style:family="table-cell" style:parent-style-name="Default" style:data-style-name="N11">
      <style:table-cell-properties style:vertical-align="middle"/>
      <style:map style:condition="is-true-formula(ABS(['PWM L (OFF)'.D10])&lt;=ABS(['PWM L (OFF)'.C10]))" style:apply-style-name="Safe" style:base-cell-address="'PWM L (OFF)'.D10"/>
      <style:map style:condition="is-true-formula(ABS(['PWM L (OFF)'.D10]) &gt; ABS(['PWM L (OFF)'.C10]))" style:apply-style-name="Exceeded" style:base-cell-address="'PWM L (OFF)'.D10"/>
    </style:style>
  </office:automatic-styles>
  <office:body>
    <office:spreadsheet>
      <table:table table:name="パラメータ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9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8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入出力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Vin(5)</text:p>
          </table:table-cell>
          <table:table-cell table:style-name="Default" office:value-type="string" calcext:value-type="string">
            <text:p>V_\mathrm{IN(5)}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V_\mathrm{IN5V}$ の電圧</text:p>
          </table:table-cell>
        </table:table-row>
        <table:table-row table:style-name="ro1">
          <table:table-cell table:style-name="Default" office:value-type="string" calcext:value-type="string">
            <text:p>Vin(18)</text:p>
          </table:table-cell>
          <table:table-cell table:style-name="Default" office:value-type="string" calcext:value-type="string">
            <text:p>V_\mathrm{IN(18)}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V_\mathrm{IN18V}$ の電圧</text:p>
          </table:table-cell>
        </table:table-row>
        <table:table-row table:style-name="ro1">
          <table:table-cell table:style-name="Default" office:value-type="string" calcext:value-type="string">
            <text:p>Iout</text:p>
          </table:table-cell>
          <table:table-cell table:style-name="Default" office:value-type="string" calcext:value-type="string">
            <text:p>I_\mathrm{OUT}</text:p>
          </table:table-cell>
          <table:table-cell table:style-name="Default"/>
          <table:table-cell table:style-name="Default" office:value-type="float" office:value="0.7" calcext:value-type="float">
            <text:p>0.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出力の最大電流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素子（発振）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1</text:p>
          </table:table-cell>
          <table:table-cell/>
          <table:table-cell table:style-name="ce4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1$ の抵抗値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2</text:p>
          </table:table-cell>
          <table:table-cell/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2$ の抵抗値</text:p>
          </table:table-cell>
        </table:table-row>
        <table:table-row table:style-name="ro1">
          <table:table-cell office:value-type="string" calcext:value-type="string">
            <text:p>R3(max)</text:p>
          </table:table-cell>
          <table:table-cell office:value-type="string" calcext:value-type="string">
            <text:p>R_{3 \mathrm{(max)}}</text:p>
          </table:table-cell>
          <table:table-cell/>
          <table:table-cell table:style-name="ce4" office:value-type="float" office:value="100000" calcext:value-type="float">
            <text:p>1.00E+05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3$ の最大抵抗値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_T</text:p>
          </table:table-cell>
          <table:table-cell/>
          <table:table-cell table:style-name="ce4" office:value-type="float" office:value="0.00000001" calcext:value-type="float">
            <text:p>1.00E-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$C_T$ のキャパシタンス</text:p>
          </table:table-cell>
        </table:table-row>
        <table:table-row table:style-name="ro1">
          <table:table-cell office:value-type="string" calcext:value-type="string">
            <text:p>V_Dc</text:p>
          </table:table-cell>
          <table:table-cell office:value-type="string" calcext:value-type="string">
            <text:p>V_{D_C}</text:p>
          </table:table-cell>
          <table:table-cell/>
          <table:table-cell table:style-name="ce5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C$ の端子間電圧</text:p>
          </table:table-cell>
        </table:table-row>
        <table:table-row table:style-name="ro1">
          <table:table-cell office:value-type="string" calcext:value-type="string">
            <text:p>V_Dd</text:p>
          </table:table-cell>
          <table:table-cell office:value-type="string" calcext:value-type="string">
            <text:p>V_{D_D}</text:p>
          </table:table-cell>
          <table:table-cell/>
          <table:table-cell table:style-name="ce5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D$ の端子間電圧</text:p>
          </table:table-cell>
        </table:table-row>
        <table:table-row table:style-name="ro1">
          <table:table-cell office:value-type="string" calcext:value-type="string">
            <text:p>RθJA(Dc)</text:p>
          </table:table-cell>
          <table:table-cell office:value-type="string" calcext:value-type="string">
            <text:p>R_{\theta JA (D_C)}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C$ の熱抵抗値</text:p>
          </table:table-cell>
        </table:table-row>
        <table:table-row table:style-name="ro1">
          <table:table-cell office:value-type="string" calcext:value-type="string">
            <text:p>RθJA(Dd)</text:p>
          </table:table-cell>
          <table:table-cell office:value-type="string" calcext:value-type="string">
            <text:p>R_{\theta JA (D_D)}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D$ の熱抵抗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素子 (PWM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Z1</text:p>
          </table:table-cell>
          <table:table-cell office:value-type="string" calcext:value-type="string">
            <text:p>V_{Z_1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V_{Z_1}$ のツェナー電圧</text:p>
          </table:table-cell>
        </table:table-row>
        <table:table-row table:style-name="ro1">
          <table:table-cell office:value-type="string" calcext:value-type="string">
            <text:p>Rpu</text:p>
          </table:table-cell>
          <table:table-cell office:value-type="string" calcext:value-type="string">
            <text:p>R_\mathrm{PU}</text:p>
          </table:table-cell>
          <table:table-cell/>
          <table:table-cell table:style-name="ce4" office:value-type="float" office:value="4700" calcext:value-type="float">
            <text:p>4.70E+03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\mathrm{PU}$ の抵抗値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_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E$ の抵抗値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_G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1$ の内部ゲート抵抗</text:p>
          </table:table-cell>
        </table:table-row>
        <table:table-row table:style-name="ro1">
          <table:table-cell office:value-type="string" calcext:value-type="string">
            <text:p>Qg</text:p>
          </table:table-cell>
          <table:table-cell office:value-type="string" calcext:value-type="string">
            <text:p>Q_G</text:p>
          </table:table-cell>
          <table:table-cell/>
          <table:table-cell table:style-name="ce4" office:value-type="float" office:value="0.000000014" calcext:value-type="float">
            <text:p>1.40E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$Q_1$ の充放電電荷量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_G</text:p>
          </table:table-cell>
          <table:table-cell/>
          <table:table-cell table:style-name="ce4" table:formula="of:=[.D22]/[.D18]" office:value-type="float" office:value="0.0000000014" calcext:value-type="float">
            <text:p>1.40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$Q_1$ のゲートキャパシタンス</text:p>
          </table:table-cell>
        </table:table-row>
        <table:table-row table:style-name="ro1">
          <table:table-cell office:value-type="string" calcext:value-type="string">
            <text:p>RθJA(Q1)</text:p>
          </table:table-cell>
          <table:table-cell office:value-type="string" calcext:value-type="string">
            <text:p>R_{\theta JA (Q_1)}</text:p>
          </table:table-cell>
          <table:table-cell/>
          <table:table-cell table:style-name="ce6" office:value-type="float" office:value="125" calcext:value-type="float">
            <text:p>12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Q_1$ の熱抵抗値</text:p>
          </table:table-cell>
        </table:table-row>
        <table:table-row table:style-name="ro1">
          <table:table-cell office:value-type="string" calcext:value-type="string">
            <text:p>td(on)</text:p>
          </table:table-cell>
          <table:table-cell office:value-type="string" calcext:value-type="string">
            <text:p>t_{D \mathrm{(on)}}</text:p>
          </table:table-cell>
          <table:table-cell/>
          <table:table-cell table:style-name="ce4" office:value-type="float" office:value="0.0000000065" calcext:value-type="float">
            <text:p>6.50E-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Q_1$ の ON 遅延時間</text:p>
          </table:table-cell>
        </table:table-row>
        <table:table-row table:style-name="ro1">
          <table:table-cell office:value-type="string" calcext:value-type="string">
            <text:p>td(off)</text:p>
          </table:table-cell>
          <table:table-cell office:value-type="string" calcext:value-type="string">
            <text:p>t_{D \mathrm{(off)}}</text:p>
          </table:table-cell>
          <table:table-cell/>
          <table:table-cell table:style-name="ce4" office:value-type="float" office:value="0.000000041" calcext:value-type="float">
            <text:p>4.10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Q_1$ の OFF 遅延時間</text:p>
          </table:table-cell>
        </table:table-row>
        <table:table-row table:style-name="ro1">
          <table:table-cell office:value-type="string" calcext:value-type="string">
            <text:p>Von1(min)</text:p>
          </table:table-cell>
          <table:table-cell office:value-type="string" calcext:value-type="string">
            <text:p>V_\mathrm{ON1(min)}</text:p>
          </table:table-cell>
          <table:table-cell/>
          <table:table-cell table:style-name="ce5" office:value-type="float" office:value="-2.5" calcext:value-type="float">
            <text:p>-2.5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_1$ の最小 ON 電圧</text:p>
          </table:table-cell>
        </table:table-row>
        <table:table-row table:style-name="ro1">
          <table:table-cell office:value-type="string" calcext:value-type="string">
            <text:p>Vth1</text:p>
          </table:table-cell>
          <table:table-cell office:value-type="string" calcext:value-type="string">
            <text:p>V_\mathrm{TH1}</text:p>
          </table:table-cell>
          <table:table-cell/>
          <table:table-cell table:style-name="ce7" office:value-type="float" office:value="-0.5" calcext:value-type="float">
            <text:p>-0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_1$ の閾値電圧</text:p>
          </table:table-cell>
        </table:table-row>
        <table:table-row table:style-name="ro1">
          <table:table-cell office:value-type="string" calcext:value-type="string">
            <text:p>hFE2(min)</text:p>
          </table:table-cell>
          <table:table-cell office:value-type="string" calcext:value-type="string">
            <text:p>h\mathrm{FE2(min)}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/>
          <table:table-cell office:value-type="string" calcext:value-type="string">
            <text:p>$Q_2$ の hFE の最小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その他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周囲温度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共通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column table:style-name="co3" table:default-cell-style-name="Default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11" office:value-type="string" calcext:value-type="string" table:number-columns-spanned="7" table:number-rows-spanned="1">
            <text:p>発振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T_low</text:p>
          </table:table-cell>
          <table:table-cell table:style-name="Default" office:value-type="string" calcext:value-type="string">
            <text:p>T_\mathrm{low}</text:p>
          </table:table-cell>
          <table:table-cell table:style-name="Default"/>
          <table:table-cell table:style-name="ce19" table:formula="of:=['発振（最低出力・充電時）'.D25]+['発振（最低出力・放電時）'.D29]" office:value-type="float" office:value="0.00077616" calcext:value-type="float">
            <text:p>7.762E-04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最低出力時の周期</text:p>
          </table:table-cell>
          <table:table-cell/>
        </table:table-row>
        <table:table-row table:style-name="ro1">
          <table:table-cell table:style-name="Default" office:value-type="string" calcext:value-type="string">
            <text:p>T_high</text:p>
          </table:table-cell>
          <table:table-cell table:style-name="Default" office:value-type="string" calcext:value-type="string">
            <text:p>T_\mathrm{high}</text:p>
          </table:table-cell>
          <table:table-cell table:style-name="Default"/>
          <table:table-cell table:style-name="ce19" table:formula="of:=['発振（最大出力・充電時）'.D29]+['発振（最大出力・放電時）'.D25]" office:value-type="float" office:value="0.00077616" calcext:value-type="float">
            <text:p>7.762E-04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最大出力時の周期</text:p>
          </table:table-cell>
          <table:table-cell/>
        </table:table-row>
        <table:table-row table:style-name="ro1">
          <table:table-cell table:style-name="Default" office:value-type="string" calcext:value-type="string">
            <text:p>f_low</text:p>
          </table:table-cell>
          <table:table-cell table:style-name="Default" office:value-type="string" calcext:value-type="string">
            <text:p>f_\mathrm{low}</text:p>
          </table:table-cell>
          <table:table-cell table:style-name="Default"/>
          <table:table-cell table:style-name="ce20" table:formula="of:=1/[.D3]" office:value-type="float" office:value="1288.394145537" calcext:value-type="float">
            <text:p>1288</text:p>
          </table:table-cell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最低出力時の周波数</text:p>
          </table:table-cell>
          <table:table-cell/>
        </table:table-row>
        <table:table-row table:style-name="ro1">
          <table:table-cell table:style-name="Default" office:value-type="string" calcext:value-type="string">
            <text:p>f_high</text:p>
          </table:table-cell>
          <table:table-cell table:style-name="Default" office:value-type="string" calcext:value-type="string">
            <text:p>f_\mathrm{high}</text:p>
          </table:table-cell>
          <table:table-cell table:style-name="Default"/>
          <table:table-cell table:style-name="ce20" table:formula="of:=1/[.D4]" office:value-type="float" office:value="1288.394145537" calcext:value-type="float">
            <text:p>1288</text:p>
          </table:table-cell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最大出力時の周波数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T</text:p>
          </table:table-cell>
          <table:table-cell table:style-name="Default"/>
          <table:table-cell table:style-name="ce19" table:formula="of:=([.D3]+[.D4])/2" office:value-type="float" office:value="0.00077616" calcext:value-type="float">
            <text:p>7.762E-04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平均周期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f</text:p>
          </table:table-cell>
          <table:table-cell table:style-name="Default"/>
          <table:table-cell table:style-name="ce20" table:formula="of:=([.D5]+[.D6])/2" office:value-type="float" office:value="1288.394145537" calcext:value-type="float">
            <text:p>1288</text:p>
          </table:table-cell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平均周波数</text:p>
          </table:table-cell>
          <table:table-cell/>
        </table:table-row>
        <table:table-row table:style-name="ro1">
          <table:table-cell table:style-name="Default" office:value-type="string" calcext:value-type="string">
            <text:p>Don(max)</text:p>
          </table:table-cell>
          <table:table-cell table:style-name="Default" office:value-type="string" calcext:value-type="string">
            <text:p>D_\mathrm{on(max)}</text:p>
          </table:table-cell>
          <table:table-cell table:style-name="Default"/>
          <table:table-cell table:style-name="ce21" table:formula="of:=['発振（最大出力・充電時）'.D29]/(['発振（最大出力・充電時）'.D29]+['発振（最大出力・放電時）'.D25])" office:value-type="percentage" office:value="0.991071428571429" calcext:value-type="percentage">
            <text:p>99.11%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最大 duty 非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NE555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Vcc(max)</text:p>
          </table:table-cell>
          <table:table-cell table:style-name="Default" office:value-type="string" calcext:value-type="string">
            <text:p>V_{CC(max)}</text:p>
          </table:table-cell>
          <table:table-cell table:style-name="Default" office:value-type="float" office:value="16" calcext:value-type="float">
            <text:p>16</text:p>
          </table:table-cell>
          <table:table-cell table:style-name="ce22" table:formula="of:=[パラメータ.D3]" office:value-type="float" office:value="5" calcext:value-type="float">
            <text:p>5.0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NE555 への入力電圧</text:p>
          </table:table-cell>
          <table:table-cell/>
        </table:table-row>
        <table:table-row table:style-name="ro1">
          <table:table-cell table:style-name="Default" office:value-type="string" calcext:value-type="string">
            <text:p>Vcc(min)</text:p>
          </table:table-cell>
          <table:table-cell table:style-name="Default" office:value-type="string" calcext:value-type="string">
            <text:p>V_{CC(min)}</text:p>
          </table:table-cell>
          <table:table-cell table:style-name="Default" office:value-type="float" office:value="4.5" calcext:value-type="float">
            <text:p>4.5</text:p>
          </table:table-cell>
          <table:table-cell table:style-name="ce23" office:value-type="float" office:value="5" calcext:value-type="float">
            <text:p>5.0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NE555 への入力電圧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table:style-name="Default" office:value-type="string" calcext:value-type="string">
            <text:p>Io(max)</text:p>
          </table:table-cell>
          <table:table-cell table:style-name="Default" office:value-type="string" calcext:value-type="string">
            <text:p>I_{O \mathrm{(max)}}</text:p>
          </table:table-cell>
          <table:table-cell table:style-name="Default" office:value-type="float" office:value="0.2" calcext:value-type="float">
            <text:p>0.2</text:p>
          </table:table-cell>
          <table:table-cell table:style-name="ce24" table:formula="of:=['PWM H (ON)'.D11]" office:value-type="float" office:value="0.000043" calcext:value-type="float">
            <text:p>4.300E-0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出力電流の最大値</text:p>
          </table:table-cell>
          <table:table-cell/>
        </table:table-row>
        <table:table-row table:style-name="ro1" table:number-rows-repeated="16">
          <table:table-cell table:style-name="Default" table:number-columns-repeated="6"/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共通.D12:共通.D12">
            <calcext:condition calcext:apply-style-name="Safe" calcext:value="formula-is(ABS([共通.D12])&lt;=ABS([共通.C12]))" calcext:base-cell-address="共通.D12"/>
            <calcext:condition calcext:apply-style-name="Exceeded" calcext:value="formula-is(ABS([共通.D12]) &gt; ABS([共通.C12]))" calcext:base-cell-address="共通.D12"/>
          </calcext:conditional-format>
          <calcext:conditional-format calcext:target-range-address="共通.D13:共通.D13">
            <calcext:condition calcext:apply-style-name="Safe" calcext:value="&gt;=[.C13]" calcext:base-cell-address="共通.D13"/>
            <calcext:condition calcext:apply-style-name="Exceeded" calcext:value="&lt;[.C13]" calcext:base-cell-address="共通.D13"/>
          </calcext:conditional-format>
          <calcext:conditional-format calcext:target-range-address="共通.D14:共通.D14">
            <calcext:condition calcext:apply-style-name="Safe" calcext:value="formula-is(ABS([共通.D14])&lt;=ABS([共通.C14]))" calcext:base-cell-address="共通.D14"/>
            <calcext:condition calcext:apply-style-name="Exceeded" calcext:value="formula-is(ABS([共通.D14]) &gt; ABS([共通.C14]))" calcext:base-cell-address="共通.D14"/>
          </calcext:conditional-format>
        </calcext:conditional-formats>
      </table:table>
      <table:table table:name="発振（最低出力・充電時）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I_Ct(chg)</text:p>
          </table:table-cell>
          <table:table-cell office:value-type="string" calcext:value-type="string">
            <text:p>I_{C_T \mathrm{(chg,max)}}</text:p>
          </table:table-cell>
          <table:table-cell/>
          <table:table-cell table:style-name="ce13" table:formula="of:=([パラメータ.D3]-[パラメータ.D12])/([パラメータ.D8]+[パラメータ.D9])" office:value-type="float" office:value="0.000404545454545455" calcext:value-type="float">
            <text:p>4.0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C_T$ チャージ時の最大電流量</text:p>
          </table:table-cell>
        </table:table-row>
        <table:table-row table:style-name="ro1"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R_1$</text:p>
          </table:table-cell>
          <table:covered-table-cell table:number-columns-repeated="2"/>
          <table:covered-table-cell table:style-name="ce13"/>
          <table:covered-table-cell table:number-columns-repeated="2"/>
        </table:table-row>
        <table:table-row table:style-name="ro1">
          <table:table-cell office:value-type="string" calcext:value-type="string">
            <text:p>V_R1(max)</text:p>
          </table:table-cell>
          <table:table-cell office:value-type="string" calcext:value-type="string">
            <text:p>V_{R1 \mathrm{(max)}}</text:p>
          </table:table-cell>
          <table:table-cell/>
          <table:table-cell table:style-name="ce14" table:formula="of:=([パラメータ.D3]-[パラメータ.D12])*[パラメータ.D8]/([パラメータ.D8]+[パラメータ.D9])" office:value-type="float" office:value="4.04545454545455" calcext:value-type="float">
            <text:p>4.0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1$ の最大端子間電圧</text:p>
          </table:table-cell>
        </table:table-row>
        <table:table-row table:style-name="ro1">
          <table:table-cell office:value-type="string" calcext:value-type="string">
            <text:p>P_R1(max)</text:p>
          </table:table-cell>
          <table:table-cell office:value-type="string" calcext:value-type="string">
            <text:p>P_{R1 \mathrm{(max)}}</text:p>
          </table:table-cell>
          <table:table-cell office:value-type="float" office:value="0.125" calcext:value-type="float">
            <text:p>0.125</text:p>
          </table:table-cell>
          <table:table-cell table:style-name="ce25" table:formula="of:=[.D5]*[.D2]" office:value-type="float" office:value="0.00163657024793388" calcext:value-type="float">
            <text:p>1.637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2(max)</text:p>
          </table:table-cell>
          <table:table-cell office:value-type="string" calcext:value-type="string">
            <text:p>V_{R2 \mathrm{(max)}}</text:p>
          </table:table-cell>
          <table:table-cell/>
          <table:table-cell table:style-name="ce14" table:formula="of:=([パラメータ.D3]-[パラメータ.D12])*[パラメータ.D9]/([パラメータ.D8]+[パラメータ.D9])" office:value-type="float" office:value="0.404545454545455" calcext:value-type="float">
            <text:p>0.4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2$ の最大端子間電圧</text:p>
          </table:table-cell>
        </table:table-row>
        <table:table-row table:style-name="ro1">
          <table:table-cell office:value-type="string" calcext:value-type="string">
            <text:p>P_R2(max)</text:p>
          </table:table-cell>
          <table:table-cell office:value-type="string" calcext:value-type="string">
            <text:p>P_{R2 \mathrm{(max)}}</text:p>
          </table:table-cell>
          <table:table-cell office:value-type="float" office:value="0.125" calcext:value-type="float">
            <text:p>0.125</text:p>
          </table:table-cell>
          <table:table-cell table:style-name="ce26" table:formula="of:=[.D9]*[.D2]" office:value-type="float" office:value="0.000163657024793388" calcext:value-type="float">
            <text:p>1.637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C_T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27" table:formula="of:=[パラメータ.D3]*2/3" office:value-type="float" office:value="3.33333333333333" calcext:value-type="float">
            <text:p>3.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端子間で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C$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I_Dc(max)</text:p>
          </table:table-cell>
          <table:table-cell office:value-type="string" calcext:value-type="string">
            <text:p>I_{D_C \mathrm{(max)}}</text:p>
          </table:table-cell>
          <table:table-cell table:style-name="ce14" office:value-type="float" office:value="0.3" calcext:value-type="float">
            <text:p>0.300</text:p>
          </table:table-cell>
          <table:table-cell table:style-name="ce28" table:formula="of:=[.D2]" office:value-type="float" office:value="0.000404545454545455" calcext:value-type="float">
            <text:p>4.04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C$ の最大電流</text:p>
          </table:table-cell>
        </table:table-row>
        <table:table-row table:style-name="ro1">
          <table:table-cell office:value-type="string" calcext:value-type="string">
            <text:p>P_Dc(max)</text:p>
          </table:table-cell>
          <table:table-cell office:value-type="string" calcext:value-type="string">
            <text:p>P_{D_C \mathrm{(max)}}</text:p>
          </table:table-cell>
          <table:table-cell table:style-name="ce14" office:value-type="float" office:value="0.5" calcext:value-type="float">
            <text:p>0.500</text:p>
          </table:table-cell>
          <table:table-cell table:style-name="ce29" table:formula="of:=[パラメータ.D12]*[.D16]" office:value-type="float" office:value="0.0002225" calcext:value-type="float">
            <text:p>2.225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C$ の最大消費電力</text:p>
          </table:table-cell>
        </table:table-row>
        <table:table-row table:style-name="ro1">
          <table:table-cell office:value-type="string" calcext:value-type="string">
            <text:p>ΔTj(Dc)</text:p>
          </table:table-cell>
          <table:table-cell office:value-type="string" calcext:value-type="string">
            <text:p>\Delta T_{C(D_C)}</text:p>
          </table:table-cell>
          <table:table-cell/>
          <table:table-cell table:style-name="ce13" table:formula="of:=[.D17]*[パラメータ.D14]" office:value-type="float" office:value="0.06675" calcext:value-type="float">
            <text:p>6.68E-02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C$ の PN 接合の上昇温度</text:p>
          </table:table-cell>
        </table:table-row>
        <table:table-row table:style-name="ro1">
          <table:table-cell office:value-type="string" calcext:value-type="string">
            <text:p>Tj(Dc)</text:p>
          </table:table-cell>
          <table:table-cell office:value-type="string" calcext:value-type="string">
            <text:p>T_{C(D_C)}</text:p>
          </table:table-cell>
          <table:table-cell office:value-type="float" office:value="175" calcext:value-type="float">
            <text:p>175</text:p>
          </table:table-cell>
          <table:table-cell table:style-name="ce30" table:formula="of:=[パラメータ.D32]+[.D18]" office:value-type="float" office:value="40.06675" calcext:value-type="float">
            <text:p>40.067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C$ の PN 接合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D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Dd(max)</text:p>
          </table:table-cell>
          <table:table-cell office:value-type="string" calcext:value-type="string">
            <text:p>V_{D_D \mathrm{(max)}}</text:p>
          </table:table-cell>
          <table:table-cell office:value-type="float" office:value="100" calcext:value-type="float">
            <text:p>100</text:p>
          </table:table-cell>
          <table:table-cell table:style-name="ce31" table:formula="of:=[パラメータ.D12]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D$ にかかる最大の逆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充電時間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Ct(chg)</text:p>
          </table:table-cell>
          <table:table-cell office:value-type="string" calcext:value-type="string">
            <text:p>t_{C_T \mathrm{(chg)}}</text:p>
          </table:table-cell>
          <table:table-cell/>
          <table:table-cell table:style-name="ce32" table:formula="of:=0.693 * ([パラメータ.D8]+[パラメータ.D9])*[パラメータ.D11]" office:value-type="float" office:value="0.00007623" calcext:value-type="float">
            <text:p>7.623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C_T$ の充電時間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発振（最低出力・充電時）'.D6:'発振（最低出力・充電時）'.D6">
            <calcext:condition calcext:apply-style-name="Safe" calcext:value="formula-is(ABS(['発振（最低出力・充電時）'.D6])&lt;=ABS(['発振（最低出力・充電時）'.C6]))" calcext:base-cell-address="'発振（最低出力・充電時）'.D6"/>
            <calcext:condition calcext:apply-style-name="Exceeded" calcext:value="formula-is(ABS(['発振（最低出力・充電時）'.D6]) &gt; ABS(['発振（最低出力・充電時）'.C6]))" calcext:base-cell-address="'発振（最低出力・充電時）'.D6"/>
          </calcext:conditional-format>
          <calcext:conditional-format calcext:target-range-address="'発振（最低出力・充電時）'.D10:'発振（最低出力・充電時）'.D10">
            <calcext:condition calcext:apply-style-name="Safe" calcext:value="formula-is(ABS(['発振（最低出力・充電時）'.D10])&lt;=ABS(['発振（最低出力・充電時）'.C10]))" calcext:base-cell-address="'発振（最低出力・充電時）'.D10"/>
            <calcext:condition calcext:apply-style-name="Exceeded" calcext:value="formula-is(ABS(['発振（最低出力・充電時）'.D10]) &gt; ABS(['発振（最低出力・充電時）'.C10]))" calcext:base-cell-address="'発振（最低出力・充電時）'.D10"/>
          </calcext:conditional-format>
          <calcext:conditional-format calcext:target-range-address="'発振（最低出力・充電時）'.D13:'発振（最低出力・充電時）'.D13">
            <calcext:condition calcext:apply-style-name="Safe" calcext:value="formula-is(ABS(['発振（最低出力・充電時）'.D13])&lt;=ABS(['発振（最低出力・充電時）'.C13]))" calcext:base-cell-address="'発振（最低出力・充電時）'.D13"/>
            <calcext:condition calcext:apply-style-name="Exceeded" calcext:value="formula-is(ABS(['発振（最低出力・充電時）'.D13]) &gt; ABS(['発振（最低出力・充電時）'.C13]))" calcext:base-cell-address="'発振（最低出力・充電時）'.D13"/>
          </calcext:conditional-format>
          <calcext:conditional-format calcext:target-range-address="'発振（最低出力・充電時）'.D16:'発振（最低出力・充電時）'.D16">
            <calcext:condition calcext:apply-style-name="Safe" calcext:value="formula-is(ABS(['発振（最低出力・充電時）'.D16])&lt;=ABS(['発振（最低出力・充電時）'.C16]))" calcext:base-cell-address="'発振（最低出力・充電時）'.D16"/>
            <calcext:condition calcext:apply-style-name="Exceeded" calcext:value="formula-is(ABS(['発振（最低出力・充電時）'.D16]) &gt; ABS(['発振（最低出力・充電時）'.C16]))" calcext:base-cell-address="'発振（最低出力・充電時）'.D16"/>
          </calcext:conditional-format>
          <calcext:conditional-format calcext:target-range-address="'発振（最低出力・充電時）'.D17:'発振（最低出力・充電時）'.D17">
            <calcext:condition calcext:apply-style-name="Safe" calcext:value="formula-is(ABS(['発振（最低出力・充電時）'.D17])&lt;=ABS(['発振（最低出力・充電時）'.C17]))" calcext:base-cell-address="'発振（最低出力・充電時）'.D17"/>
            <calcext:condition calcext:apply-style-name="Exceeded" calcext:value="formula-is(ABS(['発振（最低出力・充電時）'.D17]) &gt; ABS(['発振（最低出力・充電時）'.C17]))" calcext:base-cell-address="'発振（最低出力・充電時）'.D17"/>
          </calcext:conditional-format>
          <calcext:conditional-format calcext:target-range-address="'発振（最低出力・充電時）'.D19:'発振（最低出力・充電時）'.D19">
            <calcext:condition calcext:apply-style-name="Safe" calcext:value="formula-is(ABS(['発振（最低出力・充電時）'.D19])&lt;=ABS(['発振（最低出力・充電時）'.C19]))" calcext:base-cell-address="'発振（最低出力・充電時）'.D19"/>
            <calcext:condition calcext:apply-style-name="Exceeded" calcext:value="formula-is(ABS(['発振（最低出力・充電時）'.D19]) &gt; ABS(['発振（最低出力・充電時）'.C19]))" calcext:base-cell-address="'発振（最低出力・充電時）'.D19"/>
          </calcext:conditional-format>
          <calcext:conditional-format calcext:target-range-address="'発振（最低出力・充電時）'.D22:'発振（最低出力・充電時）'.D22">
            <calcext:condition calcext:apply-style-name="Safe" calcext:value="formula-is(ABS(['発振（最低出力・充電時）'.D22])&lt;=ABS(['発振（最低出力・充電時）'.C22]))" calcext:base-cell-address="'発振（最低出力・充電時）'.D22"/>
            <calcext:condition calcext:apply-style-name="Exceeded" calcext:value="formula-is(ABS(['発振（最低出力・充電時）'.D22]) &gt; ABS(['発振（最低出力・充電時）'.C22]))" calcext:base-cell-address="'発振（最低出力・充電時）'.D22"/>
          </calcext:conditional-format>
        </calcext:conditional-formats>
      </table:table>
      <table:table table:name="発振（最低出力・放電時）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I_Ct(dis)</text:p>
          </table:table-cell>
          <table:table-cell office:value-type="string" calcext:value-type="string">
            <text:p>I_{C_T \mathrm{(dis,max)}}</text:p>
          </table:table-cell>
          <table:table-cell/>
          <table:table-cell table:style-name="ce13" table:formula="of:=([パラメータ.D3]-[パラメータ.D13])/([パラメータ.D9]+[パラメータ.D10])" office:value-type="float" office:value="0.0000440594059405941" calcext:value-type="float">
            <text:p>4.41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C_T$ 放電時の最大電流量</text:p>
          </table:table-cell>
        </table:table-row>
        <table:table-row table:style-name="ro1"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R_1$</text:p>
          </table:table-cell>
          <table:covered-table-cell table:number-columns-repeated="2"/>
          <table:covered-table-cell table:style-name="ce13"/>
          <table:covered-table-cell table:number-columns-repeated="2"/>
        </table:table-row>
        <table:table-row table:style-name="ro1">
          <table:table-cell office:value-type="string" calcext:value-type="string">
            <text:p>I_R1(max)</text:p>
          </table:table-cell>
          <table:table-cell office:value-type="string" calcext:value-type="string">
            <text:p>I_{R1 \mathrm{(max)}}</text:p>
          </table:table-cell>
          <table:table-cell/>
          <table:table-cell table:style-name="ce32" table:formula="of:=[パラメータ.D3]/[パラメータ.D8]" office:value-type="float" office:value="0.0005" calcext:value-type="float">
            <text:p>5.00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1$ の最大電流</text:p>
          </table:table-cell>
        </table:table-row>
        <table:table-row table:style-name="ro1">
          <table:table-cell office:value-type="string" calcext:value-type="string">
            <text:p>P_R1(max)</text:p>
          </table:table-cell>
          <table:table-cell office:value-type="string" calcext:value-type="string">
            <text:p>P_{R1 \mathrm{(max)}}</text:p>
          </table:table-cell>
          <table:table-cell office:value-type="float" office:value="0.125" calcext:value-type="float">
            <text:p>0.125</text:p>
          </table:table-cell>
          <table:table-cell table:style-name="ce33" table:formula="of:=[.D5]^2*[パラメータ.D8]" office:value-type="float" office:value="0.0025" calcext:value-type="float">
            <text:p>2.500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2(max)</text:p>
          </table:table-cell>
          <table:table-cell office:value-type="string" calcext:value-type="string">
            <text:p>V_{R2 \mathrm{(max)}}</text:p>
          </table:table-cell>
          <table:table-cell/>
          <table:table-cell table:style-name="ce14" table:formula="of:=([パラメータ.D3]-[パラメータ.D13])*[パラメータ.D9]/([パラメータ.D9]+[パラメータ.D10])" office:value-type="float" office:value="0.0440594059405941" calcext:value-type="float">
            <text:p>0.04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2$ の最大端子間電圧</text:p>
          </table:table-cell>
        </table:table-row>
        <table:table-row table:style-name="ro1">
          <table:table-cell office:value-type="string" calcext:value-type="string">
            <text:p>P_R2(max)</text:p>
          </table:table-cell>
          <table:table-cell office:value-type="string" calcext:value-type="string">
            <text:p>P_{R2 \mathrm{(max)}}</text:p>
          </table:table-cell>
          <table:table-cell office:value-type="float" office:value="0.125" calcext:value-type="float">
            <text:p>0.125</text:p>
          </table:table-cell>
          <table:table-cell table:style-name="ce34" table:formula="of:=[.D9]*[.D2]" office:value-type="float" office:value="0.00000194123125183806" calcext:value-type="float">
            <text:p>1.941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3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3(max)</text:p>
          </table:table-cell>
          <table:table-cell office:value-type="string" calcext:value-type="string">
            <text:p>V_{R3 \mathrm{(max)}}</text:p>
          </table:table-cell>
          <table:table-cell/>
          <table:table-cell table:style-name="ce14" table:formula="of:=([パラメータ.D3]-[パラメータ.D13])*[パラメータ.D10]/([パラメータ.D9]+[パラメータ.D10])" office:value-type="float" office:value="4.40594059405941" calcext:value-type="float">
            <text:p>4.4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3$ の最大端子間電圧</text:p>
          </table:table-cell>
        </table:table-row>
        <table:table-row table:style-name="ro1">
          <table:table-cell office:value-type="string" calcext:value-type="string">
            <text:p>P_R3(max)</text:p>
          </table:table-cell>
          <table:table-cell office:value-type="string" calcext:value-type="string">
            <text:p>P_{R3 \mathrm{(max)}}</text:p>
          </table:table-cell>
          <table:table-cell table:style-name="ce14" office:value-type="float" office:value="0.1" calcext:value-type="float">
            <text:p>0.100</text:p>
          </table:table-cell>
          <table:table-cell table:style-name="ce35" table:formula="of:=[.D13]*[.D2]" office:value-type="float" office:value="0.000194123125183806" calcext:value-type="float">
            <text:p>1.941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3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C_T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36" table:formula="of:=[パラメータ.D3]*2/3" office:value-type="float" office:value="3.33333333333333" calcext:value-type="float">
            <text:p>3.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端子間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C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Dc(max)</text:p>
          </table:table-cell>
          <table:table-cell office:value-type="string" calcext:value-type="string">
            <text:p>V_{D_C \mathrm{(max)}}</text:p>
          </table:table-cell>
          <table:table-cell office:value-type="float" office:value="100" calcext:value-type="float">
            <text:p>100</text:p>
          </table:table-cell>
          <table:table-cell table:style-name="ce37" table:formula="of:=[パラメータ.D13]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C$ にかかる最大の逆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D$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I_Dd(max)</text:p>
          </table:table-cell>
          <table:table-cell office:value-type="string" calcext:value-type="string">
            <text:p>I_{D_D \mathrm{(max)}}</text:p>
          </table:table-cell>
          <table:table-cell table:style-name="ce14" office:value-type="float" office:value="0.3" calcext:value-type="float">
            <text:p>0.300</text:p>
          </table:table-cell>
          <table:table-cell table:style-name="ce38" table:formula="of:=[.D2]" office:value-type="float" office:value="0.0000440594059405941" calcext:value-type="float">
            <text:p>4.406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D$ の最大電流</text:p>
          </table:table-cell>
        </table:table-row>
        <table:table-row table:style-name="ro1">
          <table:table-cell office:value-type="string" calcext:value-type="string">
            <text:p>P_Dd(max)</text:p>
          </table:table-cell>
          <table:table-cell office:value-type="string" calcext:value-type="string">
            <text:p>P_{D_D \mathrm{(max)}}</text:p>
          </table:table-cell>
          <table:table-cell table:style-name="ce14" office:value-type="float" office:value="0.5" calcext:value-type="float">
            <text:p>0.500</text:p>
          </table:table-cell>
          <table:table-cell table:style-name="ce39" table:formula="of:=[パラメータ.D13]*[.D23]" office:value-type="float" office:value="0.0000242326732673267" calcext:value-type="float">
            <text:p>2.423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D$ の最大消費電力</text:p>
          </table:table-cell>
        </table:table-row>
        <table:table-row table:style-name="ro1">
          <table:table-cell office:value-type="string" calcext:value-type="string">
            <text:p>ΔTj(Dc)</text:p>
          </table:table-cell>
          <table:table-cell office:value-type="string" calcext:value-type="string">
            <text:p>\Delta T_{C(D_C)}</text:p>
          </table:table-cell>
          <table:table-cell/>
          <table:table-cell table:style-name="ce13" table:formula="of:=[.D24]*[パラメータ.D15]" office:value-type="float" office:value="0.00726980198019802" calcext:value-type="float">
            <text:p>7.27E-0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D$ の PN 接合の上昇温度</text:p>
          </table:table-cell>
        </table:table-row>
        <table:table-row table:style-name="ro1">
          <table:table-cell office:value-type="string" calcext:value-type="string">
            <text:p>Tj(Dc)</text:p>
          </table:table-cell>
          <table:table-cell office:value-type="string" calcext:value-type="string">
            <text:p>T_{C(D_C)}</text:p>
          </table:table-cell>
          <table:table-cell office:value-type="float" office:value="175" calcext:value-type="float">
            <text:p>175</text:p>
          </table:table-cell>
          <table:table-cell table:style-name="ce40" table:formula="of:=[パラメータ.D32]+[.D25]" office:value-type="float" office:value="40.0072698019802" calcext:value-type="float">
            <text:p>40.007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D$ の PN 接合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放電時間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Ct(dis)</text:p>
          </table:table-cell>
          <table:table-cell office:value-type="string" calcext:value-type="string">
            <text:p>t_{C_T \mathrm{(dis)}}</text:p>
          </table:table-cell>
          <table:table-cell/>
          <table:table-cell table:style-name="ce32" table:formula="of:=0.693*([パラメータ.D10]+[パラメータ.D9])*[パラメータ.D11]" office:value-type="float" office:value="0.00069993" calcext:value-type="float">
            <text:p>6.999E-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C_T$ の放電時間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発振（最低出力・放電時）'.D6:'発振（最低出力・放電時）'.D6">
            <calcext:condition calcext:apply-style-name="Safe" calcext:value="formula-is(ABS(['発振（最低出力・放電時）'.D6])&lt;=ABS(['発振（最低出力・放電時）'.C6]))" calcext:base-cell-address="'発振（最低出力・放電時）'.D6"/>
            <calcext:condition calcext:apply-style-name="Exceeded" calcext:value="formula-is(ABS(['発振（最低出力・放電時）'.D6]) &gt; ABS(['発振（最低出力・放電時）'.C6]))" calcext:base-cell-address="'発振（最低出力・放電時）'.D6"/>
          </calcext:conditional-format>
          <calcext:conditional-format calcext:target-range-address="'発振（最低出力・放電時）'.D10:'発振（最低出力・放電時）'.D10">
            <calcext:condition calcext:apply-style-name="Safe" calcext:value="formula-is(ABS(['発振（最低出力・放電時）'.D10])&lt;=ABS(['発振（最低出力・放電時）'.C10]))" calcext:base-cell-address="'発振（最低出力・放電時）'.D10"/>
            <calcext:condition calcext:apply-style-name="Exceeded" calcext:value="formula-is(ABS(['発振（最低出力・放電時）'.D10]) &gt; ABS(['発振（最低出力・放電時）'.C10]))" calcext:base-cell-address="'発振（最低出力・放電時）'.D10"/>
          </calcext:conditional-format>
          <calcext:conditional-format calcext:target-range-address="'発振（最低出力・放電時）'.D14:'発振（最低出力・放電時）'.D14">
            <calcext:condition calcext:apply-style-name="Safe" calcext:value="formula-is(ABS(['発振（最低出力・放電時）'.D14])&lt;=ABS(['発振（最低出力・放電時）'.C14]))" calcext:base-cell-address="'発振（最低出力・放電時）'.D14"/>
            <calcext:condition calcext:apply-style-name="Exceeded" calcext:value="formula-is(ABS(['発振（最低出力・放電時）'.D14]) &gt; ABS(['発振（最低出力・放電時）'.C14]))" calcext:base-cell-address="'発振（最低出力・放電時）'.D14"/>
          </calcext:conditional-format>
          <calcext:conditional-format calcext:target-range-address="'発振（最低出力・放電時）'.D17:'発振（最低出力・放電時）'.D17">
            <calcext:condition calcext:apply-style-name="Safe" calcext:value="formula-is(ABS(['発振（最低出力・放電時）'.D17])&lt;=ABS(['発振（最低出力・放電時）'.C17]))" calcext:base-cell-address="'発振（最低出力・放電時）'.D17"/>
            <calcext:condition calcext:apply-style-name="Exceeded" calcext:value="formula-is(ABS(['発振（最低出力・放電時）'.D17]) &gt; ABS(['発振（最低出力・放電時）'.C17]))" calcext:base-cell-address="'発振（最低出力・放電時）'.D17"/>
          </calcext:conditional-format>
          <calcext:conditional-format calcext:target-range-address="'発振（最低出力・放電時）'.D23:'発振（最低出力・放電時）'.D23">
            <calcext:condition calcext:apply-style-name="Safe" calcext:value="formula-is(ABS(['発振（最低出力・放電時）'.D23])&lt;=ABS(['発振（最低出力・放電時）'.C23]))" calcext:base-cell-address="'発振（最低出力・放電時）'.D23"/>
            <calcext:condition calcext:apply-style-name="Exceeded" calcext:value="formula-is(ABS(['発振（最低出力・放電時）'.D23]) &gt; ABS(['発振（最低出力・放電時）'.C23]))" calcext:base-cell-address="'発振（最低出力・放電時）'.D23"/>
          </calcext:conditional-format>
          <calcext:conditional-format calcext:target-range-address="'発振（最低出力・放電時）'.D24:'発振（最低出力・放電時）'.D24">
            <calcext:condition calcext:apply-style-name="Safe" calcext:value="formula-is(ABS(['発振（最低出力・放電時）'.D24])&lt;=ABS(['発振（最低出力・放電時）'.C24]))" calcext:base-cell-address="'発振（最低出力・放電時）'.D24"/>
            <calcext:condition calcext:apply-style-name="Exceeded" calcext:value="formula-is(ABS(['発振（最低出力・放電時）'.D24]) &gt; ABS(['発振（最低出力・放電時）'.C24]))" calcext:base-cell-address="'発振（最低出力・放電時）'.D24"/>
          </calcext:conditional-format>
          <calcext:conditional-format calcext:target-range-address="'発振（最低出力・放電時）'.D26:'発振（最低出力・放電時）'.D26">
            <calcext:condition calcext:apply-style-name="Safe" calcext:value="formula-is(ABS(['発振（最低出力・放電時）'.D26])&lt;=ABS(['発振（最低出力・放電時）'.C26]))" calcext:base-cell-address="'発振（最低出力・放電時）'.D26"/>
            <calcext:condition calcext:apply-style-name="Exceeded" calcext:value="formula-is(ABS(['発振（最低出力・放電時）'.D26]) &gt; ABS(['発振（最低出力・放電時）'.C26]))" calcext:base-cell-address="'発振（最低出力・放電時）'.D26"/>
          </calcext:conditional-format>
          <calcext:conditional-format calcext:target-range-address="'発振（最低出力・放電時）'.D20:'発振（最低出力・放電時）'.D20">
            <calcext:condition calcext:apply-style-name="Safe" calcext:value="formula-is(ABS(['発振（最低出力・放電時）'.D20])&lt;=ABS(['発振（最低出力・放電時）'.C20]))" calcext:base-cell-address="'発振（最低出力・放電時）'.D20"/>
            <calcext:condition calcext:apply-style-name="Exceeded" calcext:value="formula-is(ABS(['発振（最低出力・放電時）'.D20]) &gt; ABS(['発振（最低出力・放電時）'.C20]))" calcext:base-cell-address="'発振（最低出力・放電時）'.D20"/>
          </calcext:conditional-format>
        </calcext:conditional-formats>
      </table:table>
      <table:table table:name="発振（最大出力・充電時）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I_Ct(chg)</text:p>
          </table:table-cell>
          <table:table-cell office:value-type="string" calcext:value-type="string">
            <text:p>I_{C_T \mathrm{(chg,max)}}</text:p>
          </table:table-cell>
          <table:table-cell/>
          <table:table-cell table:style-name="ce13" table:formula="of:=([パラメータ.D3]-[パラメータ.D12])/([パラメータ.D8]+[パラメータ.D9]+[パラメータ.D10])" office:value-type="float" office:value="0.0000400900900900901" calcext:value-type="float">
            <text:p>4.01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C_T$ チャージ時の最大電流量</text:p>
          </table:table-cell>
        </table:table-row>
        <table:table-row table:style-name="ro1"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R_1$</text:p>
          </table:table-cell>
          <table:covered-table-cell table:number-columns-repeated="2"/>
          <table:covered-table-cell table:style-name="ce13"/>
          <table:covered-table-cell table:number-columns-repeated="2"/>
        </table:table-row>
        <table:table-row table:style-name="ro1">
          <table:table-cell office:value-type="string" calcext:value-type="string">
            <text:p>V_R1(max)</text:p>
          </table:table-cell>
          <table:table-cell office:value-type="string" calcext:value-type="string">
            <text:p>V_{R1 \mathrm{(max)}}</text:p>
          </table:table-cell>
          <table:table-cell/>
          <table:table-cell table:style-name="ce14" table:formula="of:=([パラメータ.D3]-[パラメータ.D12])*[パラメータ.D8]/([パラメータ.D8]+[パラメータ.D9]+[パラメータ.D10])" office:value-type="float" office:value="0.400900900900901" calcext:value-type="float">
            <text:p>0.4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1$ の最大端子間電圧</text:p>
          </table:table-cell>
        </table:table-row>
        <table:table-row table:style-name="ro1">
          <table:table-cell office:value-type="string" calcext:value-type="string">
            <text:p>P_R1(max)</text:p>
          </table:table-cell>
          <table:table-cell office:value-type="string" calcext:value-type="string">
            <text:p>P_{R1 \mathrm{(max)}}</text:p>
          </table:table-cell>
          <table:table-cell office:value-type="float" office:value="0.125" calcext:value-type="float">
            <text:p>0.125</text:p>
          </table:table-cell>
          <table:table-cell table:style-name="ce41" table:formula="of:=[.D5]*[.D2]" office:value-type="float" office:value="0.0000160721532343154" calcext:value-type="float">
            <text:p>1.607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2(max)</text:p>
          </table:table-cell>
          <table:table-cell office:value-type="string" calcext:value-type="string">
            <text:p>V_{R2 \mathrm{(max)}}</text:p>
          </table:table-cell>
          <table:table-cell/>
          <table:table-cell table:style-name="ce14" table:formula="of:=([パラメータ.D3]-[パラメータ.D12])*[パラメータ.D9]/([パラメータ.D8]+[パラメータ.D9]+[パラメータ.D10])" office:value-type="float" office:value="0.0400900900900901" calcext:value-type="float">
            <text:p>0.0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2$ の最大端子間電圧</text:p>
          </table:table-cell>
        </table:table-row>
        <table:table-row table:style-name="ro1">
          <table:table-cell office:value-type="string" calcext:value-type="string">
            <text:p>P_R2(max)</text:p>
          </table:table-cell>
          <table:table-cell office:value-type="string" calcext:value-type="string">
            <text:p>P_{R2 \mathrm{(max)}}</text:p>
          </table:table-cell>
          <table:table-cell office:value-type="float" office:value="0.125" calcext:value-type="float">
            <text:p>0.125</text:p>
          </table:table-cell>
          <table:table-cell table:style-name="ce42" table:formula="of:=[.D9]*[.D2]" office:value-type="float" office:value="0.00000160721532343154" calcext:value-type="float">
            <text:p>1.607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最大消費電力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R_3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3(max)</text:p>
          </table:table-cell>
          <table:table-cell office:value-type="string" calcext:value-type="string">
            <text:p>V_{R3 \mathrm{(max)}}</text:p>
          </table:table-cell>
          <table:table-cell/>
          <table:table-cell table:style-name="ce14" table:formula="of:=([パラメータ.D3]-[パラメータ.D12])*[パラメータ.D10]/([パラメータ.D8]+[パラメータ.D9]+[パラメータ.D10])" office:value-type="float" office:value="4.00900900900901" calcext:value-type="float">
            <text:p>4.00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3$ の最大端子間電圧</text:p>
          </table:table-cell>
        </table:table-row>
        <table:table-row table:style-name="ro1">
          <table:table-cell office:value-type="string" calcext:value-type="string">
            <text:p>P_R3(max)</text:p>
          </table:table-cell>
          <table:table-cell office:value-type="string" calcext:value-type="string">
            <text:p>P_{R3 \mathrm{(max)}}</text:p>
          </table:table-cell>
          <table:table-cell office:value-type="float" office:value="0.125" calcext:value-type="float">
            <text:p>0.125</text:p>
          </table:table-cell>
          <table:table-cell table:style-name="ce43" table:formula="of:=[.D13]*[.D6]" office:value-type="float" office:value="0.0000644334071105437" calcext:value-type="float">
            <text:p>6.443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3$ の最大消費電力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C_T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44" table:formula="of:=[パラメータ.D3]*2/3" office:value-type="float" office:value="3.33333333333333" calcext:value-type="float">
            <text:p>3.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端子間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C$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I_Dc(max)</text:p>
          </table:table-cell>
          <table:table-cell office:value-type="string" calcext:value-type="string">
            <text:p>I_{D_C \mathrm{(max)}}</text:p>
          </table:table-cell>
          <table:table-cell table:style-name="ce14" office:value-type="float" office:value="0.3" calcext:value-type="float">
            <text:p>0.300</text:p>
          </table:table-cell>
          <table:table-cell table:style-name="ce45" table:formula="of:=[.D2]" office:value-type="float" office:value="0.0000400900900900901" calcext:value-type="float">
            <text:p>4.009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C$ の最大電流</text:p>
          </table:table-cell>
        </table:table-row>
        <table:table-row table:style-name="ro1">
          <table:table-cell office:value-type="string" calcext:value-type="string">
            <text:p>P_Dc(max)</text:p>
          </table:table-cell>
          <table:table-cell office:value-type="string" calcext:value-type="string">
            <text:p>P_{D_C \mathrm{(max)}}</text:p>
          </table:table-cell>
          <table:table-cell table:style-name="ce14" office:value-type="float" office:value="0.5" calcext:value-type="float">
            <text:p>0.500</text:p>
          </table:table-cell>
          <table:table-cell table:style-name="ce46" table:formula="of:=[パラメータ.D12]*[.D20]" office:value-type="float" office:value="0.0000220495495495495" calcext:value-type="float">
            <text:p>2.205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C$ の最大消費電力</text:p>
          </table:table-cell>
        </table:table-row>
        <table:table-row table:style-name="ro1">
          <table:table-cell office:value-type="string" calcext:value-type="string">
            <text:p>ΔTj(Dc)</text:p>
          </table:table-cell>
          <table:table-cell office:value-type="string" calcext:value-type="string">
            <text:p>\Delta T_{C(D_C)}</text:p>
          </table:table-cell>
          <table:table-cell/>
          <table:table-cell table:style-name="ce13" table:formula="of:=[.D21]*[パラメータ.D14]" office:value-type="float" office:value="0.00661486486486487" calcext:value-type="float">
            <text:p>6.61E-0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C$ の PN 接合の上昇温度</text:p>
          </table:table-cell>
        </table:table-row>
        <table:table-row table:style-name="ro1">
          <table:table-cell office:value-type="string" calcext:value-type="string">
            <text:p>Tj(Dc)</text:p>
          </table:table-cell>
          <table:table-cell office:value-type="string" calcext:value-type="string">
            <text:p>T_{C(D_C)}</text:p>
          </table:table-cell>
          <table:table-cell office:value-type="float" office:value="175" calcext:value-type="float">
            <text:p>175</text:p>
          </table:table-cell>
          <table:table-cell table:style-name="ce47" table:formula="of:=[パラメータ.D32]+[.D22]" office:value-type="float" office:value="40.0066148648649" calcext:value-type="float">
            <text:p>40.007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C$ の PN 接合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D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Dd(max)</text:p>
          </table:table-cell>
          <table:table-cell office:value-type="string" calcext:value-type="string">
            <text:p>V_{D_D \mathrm{(max)}}</text:p>
          </table:table-cell>
          <table:table-cell office:value-type="float" office:value="100" calcext:value-type="float">
            <text:p>100</text:p>
          </table:table-cell>
          <table:table-cell table:style-name="ce48" table:formula="of:=[パラメータ.D13]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D$ にかかる最大の逆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充電時間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Ct(chg)</text:p>
          </table:table-cell>
          <table:table-cell office:value-type="string" calcext:value-type="string">
            <text:p>t_{C_T \mathrm{(chg)}}</text:p>
          </table:table-cell>
          <table:table-cell/>
          <table:table-cell table:style-name="ce32" table:formula="of:=0.693*([パラメータ.D8]+[パラメータ.D9]+[パラメータ.D10])*[パラメータ.D11]" office:value-type="float" office:value="0.00076923" calcext:value-type="float">
            <text:p>7.692E-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C_T$ の充電時間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発振（最大出力・充電時）'.D6:'発振（最大出力・充電時）'.D6">
            <calcext:condition calcext:apply-style-name="Safe" calcext:value="formula-is(ABS(['発振（最大出力・充電時）'.D6])&lt;=ABS(['発振（最大出力・充電時）'.C6]))" calcext:base-cell-address="'発振（最大出力・充電時）'.D6"/>
            <calcext:condition calcext:apply-style-name="Exceeded" calcext:value="formula-is(ABS(['発振（最大出力・充電時）'.D6]) &gt; ABS(['発振（最大出力・充電時）'.C6]))" calcext:base-cell-address="'発振（最大出力・充電時）'.D6"/>
          </calcext:conditional-format>
          <calcext:conditional-format calcext:target-range-address="'発振（最大出力・充電時）'.D10:'発振（最大出力・充電時）'.D10">
            <calcext:condition calcext:apply-style-name="Safe" calcext:value="formula-is(ABS(['発振（最大出力・充電時）'.D10])&lt;=ABS(['発振（最大出力・充電時）'.C10]))" calcext:base-cell-address="'発振（最大出力・充電時）'.D10"/>
            <calcext:condition calcext:apply-style-name="Exceeded" calcext:value="formula-is(ABS(['発振（最大出力・充電時）'.D10]) &gt; ABS(['発振（最大出力・充電時）'.C10]))" calcext:base-cell-address="'発振（最大出力・充電時）'.D10"/>
          </calcext:conditional-format>
          <calcext:conditional-format calcext:target-range-address="'発振（最大出力・充電時）'.D17:'発振（最大出力・充電時）'.D17">
            <calcext:condition calcext:apply-style-name="Safe" calcext:value="formula-is(ABS(['発振（最大出力・充電時）'.D17])&lt;=ABS(['発振（最大出力・充電時）'.C17]))" calcext:base-cell-address="'発振（最大出力・充電時）'.D17"/>
            <calcext:condition calcext:apply-style-name="Exceeded" calcext:value="formula-is(ABS(['発振（最大出力・充電時）'.D17]) &gt; ABS(['発振（最大出力・充電時）'.C17]))" calcext:base-cell-address="'発振（最大出力・充電時）'.D17"/>
          </calcext:conditional-format>
          <calcext:conditional-format calcext:target-range-address="'発振（最大出力・充電時）'.D20:'発振（最大出力・充電時）'.D20">
            <calcext:condition calcext:apply-style-name="Safe" calcext:value="formula-is(ABS(['発振（最大出力・充電時）'.D20])&lt;=ABS(['発振（最大出力・充電時）'.C20]))" calcext:base-cell-address="'発振（最大出力・充電時）'.D20"/>
            <calcext:condition calcext:apply-style-name="Exceeded" calcext:value="formula-is(ABS(['発振（最大出力・充電時）'.D20]) &gt; ABS(['発振（最大出力・充電時）'.C20]))" calcext:base-cell-address="'発振（最大出力・充電時）'.D20"/>
          </calcext:conditional-format>
          <calcext:conditional-format calcext:target-range-address="'発振（最大出力・充電時）'.D21:'発振（最大出力・充電時）'.D21">
            <calcext:condition calcext:apply-style-name="Safe" calcext:value="formula-is(ABS(['発振（最大出力・充電時）'.D21])&lt;=ABS(['発振（最大出力・充電時）'.C21]))" calcext:base-cell-address="'発振（最大出力・充電時）'.D21"/>
            <calcext:condition calcext:apply-style-name="Exceeded" calcext:value="formula-is(ABS(['発振（最大出力・充電時）'.D21]) &gt; ABS(['発振（最大出力・充電時）'.C21]))" calcext:base-cell-address="'発振（最大出力・充電時）'.D21"/>
          </calcext:conditional-format>
          <calcext:conditional-format calcext:target-range-address="'発振（最大出力・充電時）'.D23:'発振（最大出力・充電時）'.D23">
            <calcext:condition calcext:apply-style-name="Safe" calcext:value="formula-is(ABS(['発振（最大出力・充電時）'.D23])&lt;=ABS(['発振（最大出力・充電時）'.C23]))" calcext:base-cell-address="'発振（最大出力・充電時）'.D23"/>
            <calcext:condition calcext:apply-style-name="Exceeded" calcext:value="formula-is(ABS(['発振（最大出力・充電時）'.D23]) &gt; ABS(['発振（最大出力・充電時）'.C23]))" calcext:base-cell-address="'発振（最大出力・充電時）'.D23"/>
          </calcext:conditional-format>
          <calcext:conditional-format calcext:target-range-address="'発振（最大出力・充電時）'.D26:'発振（最大出力・充電時）'.D26">
            <calcext:condition calcext:apply-style-name="Safe" calcext:value="formula-is(ABS(['発振（最大出力・充電時）'.D26])&lt;=ABS(['発振（最大出力・充電時）'.C26]))" calcext:base-cell-address="'発振（最大出力・充電時）'.D26"/>
            <calcext:condition calcext:apply-style-name="Exceeded" calcext:value="formula-is(ABS(['発振（最大出力・充電時）'.D26]) &gt; ABS(['発振（最大出力・充電時）'.C26]))" calcext:base-cell-address="'発振（最大出力・充電時）'.D26"/>
          </calcext:conditional-format>
          <calcext:conditional-format calcext:target-range-address="'発振（最大出力・充電時）'.D14:'発振（最大出力・充電時）'.D14">
            <calcext:condition calcext:apply-style-name="Safe" calcext:value="formula-is(ABS(['発振（最大出力・充電時）'.D14])&lt;=ABS(['発振（最大出力・充電時）'.C14]))" calcext:base-cell-address="'発振（最大出力・充電時）'.D14"/>
            <calcext:condition calcext:apply-style-name="Exceeded" calcext:value="formula-is(ABS(['発振（最大出力・充電時）'.D14]) &gt; ABS(['発振（最大出力・充電時）'.C14]))" calcext:base-cell-address="'発振（最大出力・充電時）'.D14"/>
          </calcext:conditional-format>
        </calcext:conditional-formats>
      </table:table>
      <table:table table:name="発振（最大出力・放電時）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I_Ct(dis)</text:p>
          </table:table-cell>
          <table:table-cell office:value-type="string" calcext:value-type="string">
            <text:p>I_{C_T \mathrm{(dis,max)}}</text:p>
          </table:table-cell>
          <table:table-cell/>
          <table:table-cell table:style-name="ce13" table:formula="of:=([.D13]-[パラメータ.D13])/[パラメータ.D9]" office:value-type="float" office:value="0.00278333333333333" calcext:value-type="float">
            <text:p>2.78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C_T$ 放電時の最大電流量</text:p>
          </table:table-cell>
        </table:table-row>
        <table:table-row table:style-name="ro1"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$R_1$</text:p>
          </table:table-cell>
          <table:covered-table-cell table:number-columns-repeated="2"/>
          <table:covered-table-cell table:style-name="ce13"/>
          <table:covered-table-cell table:number-columns-repeated="2"/>
        </table:table-row>
        <table:table-row table:style-name="ro1">
          <table:table-cell office:value-type="string" calcext:value-type="string">
            <text:p>I_R1(max)</text:p>
          </table:table-cell>
          <table:table-cell office:value-type="string" calcext:value-type="string">
            <text:p>I_{R1 \mathrm{(max)}}</text:p>
          </table:table-cell>
          <table:table-cell/>
          <table:table-cell table:style-name="ce32" table:formula="of:=[パラメータ.D3]/[パラメータ.D8]" office:value-type="float" office:value="0.0005" calcext:value-type="float">
            <text:p>5.00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1$ の最大電流</text:p>
          </table:table-cell>
        </table:table-row>
        <table:table-row table:style-name="ro1">
          <table:table-cell office:value-type="string" calcext:value-type="string">
            <text:p>P_R1(max)</text:p>
          </table:table-cell>
          <table:table-cell office:value-type="string" calcext:value-type="string">
            <text:p>P_{R1 \mathrm{(max)}}</text:p>
          </table:table-cell>
          <table:table-cell office:value-type="float" office:value="0.125" calcext:value-type="float">
            <text:p>0.125</text:p>
          </table:table-cell>
          <table:table-cell table:style-name="ce49" table:formula="of:=[.D5]^2*[パラメータ.D8]" office:value-type="float" office:value="0.0025" calcext:value-type="float">
            <text:p>2.500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R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2(max)</text:p>
          </table:table-cell>
          <table:table-cell office:value-type="string" calcext:value-type="string">
            <text:p>V_{R2 \mathrm{(max)}}</text:p>
          </table:table-cell>
          <table:table-cell/>
          <table:table-cell table:style-name="ce14" table:formula="of:=[パラメータ.D3]-[パラメータ.D13]" office:value-type="float" office:value="4.45" calcext:value-type="float">
            <text:p>4.4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2$ の最大端子間電圧</text:p>
          </table:table-cell>
        </table:table-row>
        <table:table-row table:style-name="ro1">
          <table:table-cell office:value-type="string" calcext:value-type="string">
            <text:p>P_R2(max)</text:p>
          </table:table-cell>
          <table:table-cell office:value-type="string" calcext:value-type="string">
            <text:p>P_{R2 \mathrm{(max)}}</text:p>
          </table:table-cell>
          <table:table-cell office:value-type="float" office:value="0.125" calcext:value-type="float">
            <text:p>0.125</text:p>
          </table:table-cell>
          <table:table-cell table:style-name="ce50" table:formula="of:=[.D9]*[.D2]" office:value-type="float" office:value="0.0123858333333333" calcext:value-type="float">
            <text:p>1.239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最大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C_T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51" table:formula="of:=[パラメータ.D3]*2/3" office:value-type="float" office:value="3.33333333333333" calcext:value-type="float">
            <text:p>3.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端子間で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C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Dc(max)</text:p>
          </table:table-cell>
          <table:table-cell office:value-type="string" calcext:value-type="string">
            <text:p>V_{D_C \mathrm{(max)}}</text:p>
          </table:table-cell>
          <table:table-cell office:value-type="float" office:value="100" calcext:value-type="float">
            <text:p>100</text:p>
          </table:table-cell>
          <table:table-cell table:style-name="ce52" table:formula="of:=[パラメータ.D13]" office:value-type="float" office:value="0.55" calcext:value-type="float">
            <text:p>0.5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C$ にかかる最大の逆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$D_D$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I_Dd(max)</text:p>
          </table:table-cell>
          <table:table-cell office:value-type="string" calcext:value-type="string">
            <text:p>I_{D_D \mathrm{(max)}}</text:p>
          </table:table-cell>
          <table:table-cell table:style-name="ce14" office:value-type="float" office:value="0.3" calcext:value-type="float">
            <text:p>0.300</text:p>
          </table:table-cell>
          <table:table-cell table:style-name="ce53" table:formula="of:=[.D2]" office:value-type="float" office:value="0.00278333333333333" calcext:value-type="float">
            <text:p>2.783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D$ の最大電流</text:p>
          </table:table-cell>
        </table:table-row>
        <table:table-row table:style-name="ro1">
          <table:table-cell office:value-type="string" calcext:value-type="string">
            <text:p>P_Dd(max)</text:p>
          </table:table-cell>
          <table:table-cell office:value-type="string" calcext:value-type="string">
            <text:p>P_{D_D \mathrm{(max)}}</text:p>
          </table:table-cell>
          <table:table-cell table:style-name="ce14" office:value-type="float" office:value="0.5" calcext:value-type="float">
            <text:p>0.500</text:p>
          </table:table-cell>
          <table:table-cell table:style-name="ce54" table:formula="of:=[パラメータ.D13]*[.D19]" office:value-type="float" office:value="0.00153083333333333" calcext:value-type="float">
            <text:p>1.531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D$ の最大消費電力</text:p>
          </table:table-cell>
        </table:table-row>
        <table:table-row table:style-name="ro1">
          <table:table-cell office:value-type="string" calcext:value-type="string">
            <text:p>ΔTj(Dc)</text:p>
          </table:table-cell>
          <table:table-cell office:value-type="string" calcext:value-type="string">
            <text:p>\Delta T_{C(D_C)}</text:p>
          </table:table-cell>
          <table:table-cell/>
          <table:table-cell table:style-name="ce13" table:formula="of:=[パラメータ.D15]*[.D20]" office:value-type="float" office:value="0.459249999999999" calcext:value-type="float">
            <text:p>4.59E-01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D$ の PN 接合の上昇温度</text:p>
          </table:table-cell>
        </table:table-row>
        <table:table-row table:style-name="ro1">
          <table:table-cell office:value-type="string" calcext:value-type="string">
            <text:p>Tj(Dc)</text:p>
          </table:table-cell>
          <table:table-cell office:value-type="string" calcext:value-type="string">
            <text:p>T_{C(D_C)}</text:p>
          </table:table-cell>
          <table:table-cell office:value-type="float" office:value="175" calcext:value-type="float">
            <text:p>175</text:p>
          </table:table-cell>
          <table:table-cell table:style-name="ce55" table:formula="of:=[パラメータ.D32]+[.D21]" office:value-type="float" office:value="40.45925" calcext:value-type="float">
            <text:p>40.459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D$ の PN 接合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放電時間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Ct(dis)</text:p>
          </table:table-cell>
          <table:table-cell office:value-type="string" calcext:value-type="string">
            <text:p>t_{C_T \mathrm{(dis)}}</text:p>
          </table:table-cell>
          <table:table-cell/>
          <table:table-cell table:style-name="ce32" table:formula="of:=0.693*[パラメータ.D9]*[パラメータ.D11]" office:value-type="float" office:value="0.00000693" calcext:value-type="float">
            <text:p>6.930E-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C_T$ の放電時間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発振（最大出力・放電時）'.D6:'発振（最大出力・放電時）'.D6">
            <calcext:condition calcext:apply-style-name="Safe" calcext:value="formula-is(ABS(['発振（最大出力・放電時）'.D6])&lt;=ABS(['発振（最大出力・放電時）'.C6]))" calcext:base-cell-address="'発振（最大出力・放電時）'.D6"/>
            <calcext:condition calcext:apply-style-name="Exceeded" calcext:value="formula-is(ABS(['発振（最大出力・放電時）'.D6]) &gt; ABS(['発振（最大出力・放電時）'.C6]))" calcext:base-cell-address="'発振（最大出力・放電時）'.D6"/>
          </calcext:conditional-format>
          <calcext:conditional-format calcext:target-range-address="'発振（最大出力・放電時）'.D10:'発振（最大出力・放電時）'.D10">
            <calcext:condition calcext:apply-style-name="Safe" calcext:value="formula-is(ABS(['発振（最大出力・放電時）'.D10])&lt;=ABS(['発振（最大出力・放電時）'.C10]))" calcext:base-cell-address="'発振（最大出力・放電時）'.D10"/>
            <calcext:condition calcext:apply-style-name="Exceeded" calcext:value="formula-is(ABS(['発振（最大出力・放電時）'.D10]) &gt; ABS(['発振（最大出力・放電時）'.C10]))" calcext:base-cell-address="'発振（最大出力・放電時）'.D10"/>
          </calcext:conditional-format>
          <calcext:conditional-format calcext:target-range-address="'発振（最大出力・放電時）'.D13:'発振（最大出力・放電時）'.D13">
            <calcext:condition calcext:apply-style-name="Safe" calcext:value="formula-is(ABS(['発振（最大出力・放電時）'.D13])&lt;=ABS(['発振（最大出力・放電時）'.C13]))" calcext:base-cell-address="'発振（最大出力・放電時）'.D13"/>
            <calcext:condition calcext:apply-style-name="Exceeded" calcext:value="formula-is(ABS(['発振（最大出力・放電時）'.D13]) &gt; ABS(['発振（最大出力・放電時）'.C13]))" calcext:base-cell-address="'発振（最大出力・放電時）'.D13"/>
          </calcext:conditional-format>
          <calcext:conditional-format calcext:target-range-address="'発振（最大出力・放電時）'.D19:'発振（最大出力・放電時）'.D19">
            <calcext:condition calcext:apply-style-name="Safe" calcext:value="formula-is(ABS(['発振（最大出力・放電時）'.D19])&lt;=ABS(['発振（最大出力・放電時）'.C19]))" calcext:base-cell-address="'発振（最大出力・放電時）'.D19"/>
            <calcext:condition calcext:apply-style-name="Exceeded" calcext:value="formula-is(ABS(['発振（最大出力・放電時）'.D19]) &gt; ABS(['発振（最大出力・放電時）'.C19]))" calcext:base-cell-address="'発振（最大出力・放電時）'.D19"/>
          </calcext:conditional-format>
          <calcext:conditional-format calcext:target-range-address="'発振（最大出力・放電時）'.D20:'発振（最大出力・放電時）'.D20">
            <calcext:condition calcext:apply-style-name="Safe" calcext:value="formula-is(ABS(['発振（最大出力・放電時）'.D20])&lt;=ABS(['発振（最大出力・放電時）'.C20]))" calcext:base-cell-address="'発振（最大出力・放電時）'.D20"/>
            <calcext:condition calcext:apply-style-name="Exceeded" calcext:value="formula-is(ABS(['発振（最大出力・放電時）'.D20]) &gt; ABS(['発振（最大出力・放電時）'.C20]))" calcext:base-cell-address="'発振（最大出力・放電時）'.D20"/>
          </calcext:conditional-format>
          <calcext:conditional-format calcext:target-range-address="'発振（最大出力・放電時）'.D22:'発振（最大出力・放電時）'.D22">
            <calcext:condition calcext:apply-style-name="Safe" calcext:value="formula-is(ABS(['発振（最大出力・放電時）'.D22])&lt;=ABS(['発振（最大出力・放電時）'.C22]))" calcext:base-cell-address="'発振（最大出力・放電時）'.D22"/>
            <calcext:condition calcext:apply-style-name="Exceeded" calcext:value="formula-is(ABS(['発振（最大出力・放電時）'.D22]) &gt; ABS(['発振（最大出力・放電時）'.C22]))" calcext:base-cell-address="'発振（最大出力・放電時）'.D22"/>
          </calcext:conditional-format>
          <calcext:conditional-format calcext:target-range-address="'発振（最大出力・放電時）'.D16:'発振（最大出力・放電時）'.D16">
            <calcext:condition calcext:apply-style-name="Safe" calcext:value="formula-is(ABS(['発振（最大出力・放電時）'.D16])&lt;=ABS(['発振（最大出力・放電時）'.C16]))" calcext:base-cell-address="'発振（最大出力・放電時）'.D16"/>
            <calcext:condition calcext:apply-style-name="Exceeded" calcext:value="formula-is(ABS(['発振（最大出力・放電時）'.D16]) &gt; ABS(['発振（最大出力・放電時）'.C16]))" calcext:base-cell-address="'発振（最大出力・放電時）'.D16"/>
          </calcext:conditional-format>
        </calcext:conditional-formats>
      </table:table>
      <table:table table:name="PWM H (ON)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column table:style-name="co3" table:default-cell-style-name="Default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11" office:value-type="string" calcext:value-type="string" table:number-columns-spanned="7" table:number-rows-spanned="1">
            <text:p>$R_E$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V_Re</text:p>
          </table:table-cell>
          <table:table-cell table:style-name="Default" office:value-type="string" calcext:value-type="string">
            <text:p>V_{R_E}</text:p>
          </table:table-cell>
          <table:table-cell table:style-name="Default"/>
          <table:table-cell table:style-name="ce57" table:formula="of:=[パラメータ.D3]-0.7" office:value-type="float" office:value="4.3" calcext:value-type="float">
            <text:p>4.3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R_E$ の端子間電圧</text:p>
          </table:table-cell>
          <table:table-cell/>
        </table:table-row>
        <table:table-row table:style-name="ro1">
          <table:table-cell table:style-name="Default" office:value-type="string" calcext:value-type="string">
            <text:p>I_Re</text:p>
          </table:table-cell>
          <table:table-cell table:style-name="Default" office:value-type="string" calcext:value-type="string">
            <text:p>I_{R_E}</text:p>
          </table:table-cell>
          <table:table-cell table:style-name="Default"/>
          <table:table-cell table:style-name="ce57" table:formula="of:=[.D3]/[パラメータ.D20]" office:value-type="float" office:value="0.0043" calcext:value-type="float">
            <text:p>0.00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$R_E$ の電流</text:p>
          </table:table-cell>
          <table:table-cell/>
        </table:table-row>
        <table:table-row table:style-name="ro1">
          <table:table-cell table:style-name="Default" office:value-type="string" calcext:value-type="string">
            <text:p>R_Re</text:p>
          </table:table-cell>
          <table:table-cell table:style-name="Default" office:value-type="string" calcext:value-type="string">
            <text:p>P_{R_E}</text:p>
          </table:table-cell>
          <table:table-cell table:style-name="ce57" office:value-type="float" office:value="0.25" calcext:value-type="float">
            <text:p>0.250</text:p>
          </table:table-cell>
          <table:table-cell table:style-name="ce59" table:formula="of:=[.D3]*[.D4]" office:value-type="float" office:value="0.01849" calcext:value-type="float">
            <text:p>0.018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$R_E$ の消費電力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$Q_2$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Vce2</text:p>
          </table:table-cell>
          <table:table-cell table:style-name="Default" office:value-type="string" calcext:value-type="string">
            <text:p>V_{CE2}</text:p>
          </table:table-cell>
          <table:table-cell table:style-name="Default" office:value-type="float" office:value="45" calcext:value-type="float">
            <text:p>45</text:p>
          </table:table-cell>
          <table:table-cell table:style-name="ce60" table:formula="of:=[パラメータ.D4]-[.D14]-[.D3]" office:value-type="float" office:value="3.7" calcext:value-type="float">
            <text:p>3.7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Q_2$ C-E 間の端子間電圧</text:p>
          </table:table-cell>
          <table:table-cell/>
        </table:table-row>
        <table:table-row table:style-name="ro1">
          <table:table-cell table:style-name="Default" office:value-type="string" calcext:value-type="string">
            <text:p>Ic2</text:p>
          </table:table-cell>
          <table:table-cell table:style-name="Default" office:value-type="string" calcext:value-type="string">
            <text:p>I_{C2}</text:p>
          </table:table-cell>
          <table:table-cell table:style-name="ce57" office:value-type="float" office:value="0.8" calcext:value-type="float">
            <text:p>0.800</text:p>
          </table:table-cell>
          <table:table-cell table:style-name="ce61" table:formula="of:=[.D4]" office:value-type="float" office:value="0.0043" calcext:value-type="float">
            <text:p>0.00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$Q_2$ のコレクタ電流</text:p>
          </table:table-cell>
          <table:table-cell/>
        </table:table-row>
        <table:table-row table:style-name="ro1">
          <table:table-cell table:style-name="Default" office:value-type="string" calcext:value-type="string">
            <text:p>Pc2</text:p>
          </table:table-cell>
          <table:table-cell table:style-name="Default" office:value-type="string" calcext:value-type="string">
            <text:p>P_{C2}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ce62" table:formula="of:=[.D8]*[.D9]" office:value-type="float" office:value="0.01591" calcext:value-type="float">
            <text:p>0.016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$Q_2$ の C-E 間の消費電力</text:p>
          </table:table-cell>
          <table:table-cell/>
        </table:table-row>
        <table:table-row table:style-name="ro1">
          <table:table-cell table:style-name="Default" office:value-type="string" calcext:value-type="string">
            <text:p>Ib2</text:p>
          </table:table-cell>
          <table:table-cell table:style-name="Default" office:value-type="string" calcext:value-type="string">
            <text:p>I_{B2}</text:p>
          </table:table-cell>
          <table:table-cell table:style-name="Default"/>
          <table:table-cell table:style-name="ce19" table:formula="of:=[.D4]/[パラメータ.D29]" office:value-type="float" office:value="0.000043" calcext:value-type="float">
            <text:p>4.300E-0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$Q_2$ のベース電流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$R_\mathrm{PU}$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V_Rpu</text:p>
          </table:table-cell>
          <table:table-cell table:style-name="Default" office:value-type="string" calcext:value-type="string">
            <text:p>V_{R_\mathrm{PU}}</text:p>
          </table:table-cell>
          <table:table-cell table:style-name="Default"/>
          <table:table-cell table:style-name="ce57" table:formula="of:=MIN([.D4]*[パラメータ.D19];[パラメータ.D18])" office:value-type="float" office:value="10" calcext:value-type="float">
            <text:p>10.0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R_\mathrm{PU}$ の端子間電圧</text:p>
          </table:table-cell>
          <table:table-cell/>
        </table:table-row>
        <table:table-row table:style-name="ro1">
          <table:table-cell table:style-name="Default" office:value-type="string" calcext:value-type="string">
            <text:p>I_Rpu</text:p>
          </table:table-cell>
          <table:table-cell table:style-name="Default" office:value-type="string" calcext:value-type="string">
            <text:p>I_{R_\mathrm{PU}}</text:p>
          </table:table-cell>
          <table:table-cell table:style-name="Default"/>
          <table:table-cell table:style-name="ce57" table:formula="of:=[.D14]/[パラメータ.D19]" office:value-type="float" office:value="0.00212765957446808" calcext:value-type="float">
            <text:p>0.00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$R_\mathrm{PU}$ の電流</text:p>
          </table:table-cell>
          <table:table-cell/>
        </table:table-row>
        <table:table-row table:style-name="ro1">
          <table:table-cell table:style-name="Default" office:value-type="string" calcext:value-type="string">
            <text:p>P_Rpu</text:p>
          </table:table-cell>
          <table:table-cell table:style-name="Default" office:value-type="string" calcext:value-type="string">
            <text:p>P_{R_\mathrm{PU}}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ce63" table:formula="of:=[.D14]*[.D15]" office:value-type="float" office:value="0.0212765957446808" calcext:value-type="float">
            <text:p>0.021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$R_\mathrm{PU}$ の消費電力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$Z_1$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Default" office:value-type="string" calcext:value-type="string">
            <text:p>V_Z1</text:p>
          </table:table-cell>
          <table:table-cell table:style-name="Default" office:value-type="string" calcext:value-type="string">
            <text:p>V_{Z_1}</text:p>
          </table:table-cell>
          <table:table-cell table:style-name="Default"/>
          <table:table-cell table:style-name="ce57" table:formula="of:=[.D14]" office:value-type="float" office:value="10" calcext:value-type="float">
            <text:p>10.0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$Z_1$ の端子間電圧</text:p>
          </table:table-cell>
          <table:table-cell/>
        </table:table-row>
        <table:table-row table:style-name="ro1">
          <table:table-cell table:style-name="Default" office:value-type="string" calcext:value-type="string">
            <text:p>I_Z1</text:p>
          </table:table-cell>
          <table:table-cell table:style-name="Default" office:value-type="string" calcext:value-type="string">
            <text:p>I_{Z_1}</text:p>
          </table:table-cell>
          <table:table-cell table:style-name="Default"/>
          <table:table-cell table:style-name="ce57" table:formula="of:=[.D4]-[.D15]" office:value-type="float" office:value="0.00217234042553191" calcext:value-type="float">
            <text:p>0.00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$Z_1$ の電流</text:p>
          </table:table-cell>
          <table:table-cell/>
        </table:table-row>
        <table:table-row table:style-name="ro1">
          <table:table-cell table:style-name="Default" office:value-type="string" calcext:value-type="string">
            <text:p>P_Z1</text:p>
          </table:table-cell>
          <table:table-cell table:style-name="ce56" office:value-type="string" calcext:value-type="string">
            <text:p>P_{Z_1}</text:p>
          </table:table-cell>
          <table:table-cell table:style-name="ce57" office:value-type="float" office:value="0.5" calcext:value-type="float">
            <text:p>0.500</text:p>
          </table:table-cell>
          <table:table-cell table:style-name="ce64" table:formula="of:=[.D19]*[.D20]" office:value-type="float" office:value="0.0217234042553191" calcext:value-type="float">
            <text:p>0.022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$Z_1$ の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1">
            <text:p>$Q_1$</text:p>
          </table:table-cell>
          <table:covered-table-cell table:number-columns-repeated="4" table:style-name="ce11"/>
          <table:covered-table-cell table:style-name="ce70"/>
          <table:covered-table-cell/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I_{D1}</text:p>
          </table:table-cell>
          <table:table-cell office:value-type="float" office:value="-3.2" calcext:value-type="float">
            <text:p>-3.2</text:p>
          </table:table-cell>
          <table:table-cell table:style-name="ce65" table:formula="of:=-[パラメータ.D5]" office:value-type="float" office:value="-0.7" calcext:value-type="float">
            <text:p>-0.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Q_1$ のドレイン電流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string" calcext:value-type="string">
            <text:p>Rds(on)</text:p>
          </table:table-cell>
          <table:table-cell office:value-type="string" calcext:value-type="string">
            <text:p>R_{DS \mathrm{(on)}}</text:p>
          </table:table-cell>
          <table:table-cell/>
          <table:table-cell table:style-name="ce14" office:value-type="float" office:value="0.04" calcext:value-type="float">
            <text:p>0.04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1$ の ON 抵抗 ($V_{GS} = -10\,\mathrm{V}$)</text:p>
          </table:table-cell>
          <table:table-cell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P_{D1}</text:p>
          </table:table-cell>
          <table:table-cell office:value-type="float" office:value="0.9" calcext:value-type="float">
            <text:p>0.9</text:p>
          </table:table-cell>
          <table:table-cell table:style-name="ce66" table:formula="of:=[.D24]^2*[.D25]" office:value-type="float" office:value="0.0196" calcext:value-type="float">
            <text:p>0.0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_1$ の消費電力</text:p>
          </table:table-cell>
          <table:table-cell/>
        </table:table-row>
        <table:table-row table:style-name="ro1">
          <table:table-cell office:value-type="string" calcext:value-type="string">
            <text:p>ΔTj(Q1)</text:p>
          </table:table-cell>
          <table:table-cell office:value-type="string" calcext:value-type="string">
            <text:p>\Delta T_{J(Q1)}</text:p>
          </table:table-cell>
          <table:table-cell/>
          <table:table-cell table:style-name="ce14" table:formula="of:=[.D26]*[パラメータ.D24]" office:value-type="float" office:value="2.45" calcext:value-type="float">
            <text:p>2.45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_1$ の PN 接合の上昇温度</text:p>
          </table:table-cell>
          <table:table-cell/>
        </table:table-row>
        <table:table-row table:style-name="ro1">
          <table:table-cell office:value-type="string" calcext:value-type="string">
            <text:p>Tj(Q1)</text:p>
          </table:table-cell>
          <table:table-cell office:value-type="string" calcext:value-type="string">
            <text:p>T_{J(Q1)}</text:p>
          </table:table-cell>
          <table:table-cell office:value-type="float" office:value="150" calcext:value-type="float">
            <text:p>150</text:p>
          </table:table-cell>
          <table:table-cell table:style-name="ce67" table:formula="of:=[パラメータ.D32]+[.D27]" office:value-type="float" office:value="42.45" calcext:value-type="float">
            <text:p>42.45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Q_1$ の PN 接合の温度</text:p>
          </table:table-cell>
          <table:table-cell/>
        </table:table-row>
        <table:table-row table:style-name="ro1">
          <table:table-cell office:value-type="string" calcext:value-type="string">
            <text:p>Vgs1</text:p>
          </table:table-cell>
          <table:table-cell office:value-type="string" calcext:value-type="string">
            <text:p>V_{GS1}</text:p>
          </table:table-cell>
          <table:table-cell office:value-type="float" office:value="-12" calcext:value-type="float">
            <text:p>-12</text:p>
          </table:table-cell>
          <table:table-cell table:style-name="ce67" table:formula="of:=-[パラメータ.D18]" office:value-type="float" office:value="-10" calcext:value-type="float">
            <text:p>-10.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Q_1$ の G-S 間電圧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1">
            <text:p>放電速度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dis</text:p>
          </table:table-cell>
          <table:table-cell office:value-type="string" calcext:value-type="string">
            <text:p>t_\mathrm{dis}</text:p>
          </table:table-cell>
          <table:table-cell/>
          <table:table-cell table:style-name="ce32" table:formula="of:=([パラメータ.D20]+[パラメータ.D21])*[パラメータ.D23]*LN([パラメータ.D4]/([パラメータ.D4]+[パラメータ.D27]))" office:value-type="float" office:value="0.000000210977314094312" calcext:value-type="float">
            <text:p>2.110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放電時間 ($-2.5\,\mathrm{V}$ まで)</text:p>
          </table:table-cell>
          <table:table-cell/>
        </table:table-row>
        <table:table-row table:style-name="ro1">
          <table:table-cell office:value-type="string" calcext:value-type="string">
            <text:p>t_on</text:p>
          </table:table-cell>
          <table:table-cell office:value-type="string" calcext:value-type="string">
            <text:p>t_\mathrm{on}</text:p>
          </table:table-cell>
          <table:table-cell/>
          <table:table-cell table:style-name="ce32" table:formula="of:=[.D32]+[パラメータ.D25]" office:value-type="float" office:value="0.000000217477314094312" calcext:value-type="float">
            <text:p>2.175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N にかかる時間</text:p>
          </table:table-cell>
          <table:table-cell/>
        </table:table-row>
        <table:table-row table:style-name="ro1">
          <table:table-cell office:value-type="string" calcext:value-type="string">
            <text:p>t_dis(rate)</text:p>
          </table:table-cell>
          <table:table-cell office:value-type="string" calcext:value-type="string">
            <text:p>t_\mathrm{dis(rate)}</text:p>
          </table:table-cell>
          <table:table-cell table:style-name="ce58" office:value-type="percentage" office:value="0.01" calcext:value-type="percentage">
            <text:p>1.00%</text:p>
          </table:table-cell>
          <table:table-cell table:style-name="ce68" table:formula="of:=[.D32]/[共通.D7]" office:value-type="percentage" office:value="0.000271821936320233" calcext:value-type="percentage">
            <text:p>0.03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発振周期に対する放電時間の割合</text:p>
          </table:table-cell>
          <table:table-cell/>
        </table:table-row>
        <table:table-row table:style-name="ro1">
          <table:table-cell office:value-type="string" calcext:value-type="string">
            <text:p>t_on(rate)</text:p>
          </table:table-cell>
          <table:table-cell office:value-type="string" calcext:value-type="string">
            <text:p>t_\mathrm{on(rate)}</text:p>
          </table:table-cell>
          <table:table-cell table:style-name="ce58" office:value-type="percentage" office:value="0.01" calcext:value-type="percentage">
            <text:p>1.00%</text:p>
          </table:table-cell>
          <table:table-cell table:style-name="ce69" table:formula="of:=[.D33]/[共通.D7]" office:value-type="percentage" office:value="0.000280196498266224" calcext:value-type="percentage">
            <text:p>0.03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発振周期に対する ON にかかる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1">
            <text:p>消費電力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Pacc</text:p>
          </table:table-cell>
          <table:table-cell office:value-type="string" calcext:value-type="string">
            <text:p>P_\mathrm{acc}</text:p>
          </table:table-cell>
          <table:table-cell/>
          <table:table-cell table:style-name="ce14" table:formula="of:=[.D5]+[.D10]+[.D16]+[.D21]" office:value-type="float" office:value="0.0774" calcext:value-type="float">
            <text:p>0.0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Q_1$ 駆動回路の総消費電力</text:p>
          </table:table-cell>
          <table:table-cell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PWM H (ON)'.D8:'PWM H (ON)'.D8">
            <calcext:condition calcext:apply-style-name="Safe" calcext:value="formula-is(ABS(['PWM H (ON)'.D8])&lt;=ABS(['PWM H (ON)'.C8]))" calcext:base-cell-address="'PWM H (ON)'.D8"/>
            <calcext:condition calcext:apply-style-name="Exceeded" calcext:value="formula-is(ABS(['PWM H (ON)'.D8]) &gt; ABS(['PWM H (ON)'.C8]))" calcext:base-cell-address="'PWM H (ON)'.D8"/>
          </calcext:conditional-format>
          <calcext:conditional-format calcext:target-range-address="'PWM H (ON)'.D9:'PWM H (ON)'.D9">
            <calcext:condition calcext:apply-style-name="Safe" calcext:value="formula-is(ABS(['PWM H (ON)'.D9])&lt;=ABS(['PWM H (ON)'.C9]))" calcext:base-cell-address="'PWM H (ON)'.D9"/>
            <calcext:condition calcext:apply-style-name="Exceeded" calcext:value="formula-is(ABS(['PWM H (ON)'.D9]) &gt; ABS(['PWM H (ON)'.C9]))" calcext:base-cell-address="'PWM H (ON)'.D9"/>
          </calcext:conditional-format>
          <calcext:conditional-format calcext:target-range-address="'PWM H (ON)'.D10:'PWM H (ON)'.D10">
            <calcext:condition calcext:apply-style-name="Safe" calcext:value="formula-is(ABS(['PWM H (ON)'.D10])&lt;=ABS(['PWM H (ON)'.C10]))" calcext:base-cell-address="'PWM H (ON)'.D10"/>
            <calcext:condition calcext:apply-style-name="Exceeded" calcext:value="formula-is(ABS(['PWM H (ON)'.D10]) &gt; ABS(['PWM H (ON)'.C10]))" calcext:base-cell-address="'PWM H (ON)'.D10"/>
          </calcext:conditional-format>
          <calcext:conditional-format calcext:target-range-address="'PWM H (ON)'.D16:'PWM H (ON)'.D16">
            <calcext:condition calcext:apply-style-name="Safe" calcext:value="formula-is(ABS(['PWM H (ON)'.D16])&lt;=ABS(['PWM H (ON)'.C16]))" calcext:base-cell-address="'PWM H (ON)'.D16"/>
            <calcext:condition calcext:apply-style-name="Exceeded" calcext:value="formula-is(ABS(['PWM H (ON)'.D16]) &gt; ABS(['PWM H (ON)'.C16]))" calcext:base-cell-address="'PWM H (ON)'.D16"/>
          </calcext:conditional-format>
          <calcext:conditional-format calcext:target-range-address="'PWM H (ON)'.D5:'PWM H (ON)'.D5">
            <calcext:condition calcext:apply-style-name="Safe" calcext:value="formula-is(ABS(['PWM H (ON)'.D5])&lt;=ABS(['PWM H (ON)'.C5]))" calcext:base-cell-address="'PWM H (ON)'.D5"/>
            <calcext:condition calcext:apply-style-name="Exceeded" calcext:value="formula-is(ABS(['PWM H (ON)'.D5]) &gt; ABS(['PWM H (ON)'.C5]))" calcext:base-cell-address="'PWM H (ON)'.D5"/>
          </calcext:conditional-format>
          <calcext:conditional-format calcext:target-range-address="'PWM H (ON)'.D24:'PWM H (ON)'.D24">
            <calcext:condition calcext:apply-style-name="Safe" calcext:value="formula-is(ABS(['PWM H (ON)'.D24])&lt;=ABS(['PWM H (ON)'.C24]))" calcext:base-cell-address="'PWM H (ON)'.D24"/>
            <calcext:condition calcext:apply-style-name="Exceeded" calcext:value="formula-is(ABS(['PWM H (ON)'.D24]) &gt; ABS(['PWM H (ON)'.C24]))" calcext:base-cell-address="'PWM H (ON)'.D24"/>
          </calcext:conditional-format>
          <calcext:conditional-format calcext:target-range-address="'PWM H (ON)'.D26:'PWM H (ON)'.D26">
            <calcext:condition calcext:apply-style-name="Safe" calcext:value="formula-is(ABS(['PWM H (ON)'.D26])&lt;=ABS(['PWM H (ON)'.C26]))" calcext:base-cell-address="'PWM H (ON)'.D26"/>
            <calcext:condition calcext:apply-style-name="Exceeded" calcext:value="formula-is(ABS(['PWM H (ON)'.D26]) &gt; ABS(['PWM H (ON)'.C26]))" calcext:base-cell-address="'PWM H (ON)'.D26"/>
          </calcext:conditional-format>
          <calcext:conditional-format calcext:target-range-address="'PWM H (ON)'.D28:'PWM H (ON)'.D29">
            <calcext:condition calcext:apply-style-name="Safe" calcext:value="formula-is(ABS(['PWM H (ON)'.D28])&lt;=ABS(['PWM H (ON)'.C28]))" calcext:base-cell-address="'PWM H (ON)'.D28"/>
            <calcext:condition calcext:apply-style-name="Exceeded" calcext:value="formula-is(ABS(['PWM H (ON)'.D28]) &gt; ABS(['PWM H (ON)'.C28]))" calcext:base-cell-address="'PWM H (ON)'.D28"/>
          </calcext:conditional-format>
          <calcext:conditional-format calcext:target-range-address="'PWM H (ON)'.D21:'PWM H (ON)'.D21">
            <calcext:condition calcext:apply-style-name="Safe" calcext:value="formula-is(ABS(['PWM H (ON)'.D21])&lt;=ABS(['PWM H (ON)'.C21]))" calcext:base-cell-address="'PWM H (ON)'.D21"/>
            <calcext:condition calcext:apply-style-name="Exceeded" calcext:value="formula-is(ABS(['PWM H (ON)'.D21]) &gt; ABS(['PWM H (ON)'.C21]))" calcext:base-cell-address="'PWM H (ON)'.D21"/>
          </calcext:conditional-format>
          <calcext:conditional-format calcext:target-range-address="'PWM H (ON)'.D34:'PWM H (ON)'.D34">
            <calcext:condition calcext:apply-style-name="Safe" calcext:value="formula-is(ABS(['PWM H (ON)'.D34])&lt;=ABS(['PWM H (ON)'.C34]))" calcext:base-cell-address="'PWM H (ON)'.D34"/>
            <calcext:condition calcext:apply-style-name="Exceeded" calcext:value="formula-is(ABS(['PWM H (ON)'.D34]) &gt; ABS(['PWM H (ON)'.C34]))" calcext:base-cell-address="'PWM H (ON)'.D34"/>
          </calcext:conditional-format>
          <calcext:conditional-format calcext:target-range-address="'PWM H (ON)'.D35:'PWM H (ON)'.D35">
            <calcext:condition calcext:apply-style-name="Safe" calcext:value="formula-is(ABS(['PWM H (ON)'.D35])&lt;=ABS(['PWM H (ON)'.C35]))" calcext:base-cell-address="'PWM H (ON)'.D35"/>
            <calcext:condition calcext:apply-style-name="Exceeded" calcext:value="formula-is(ABS(['PWM H (ON)'.D35]) &gt; ABS(['PWM H (ON)'.C35]))" calcext:base-cell-address="'PWM H (ON)'.D35"/>
          </calcext:conditional-format>
        </calcext:conditional-formats>
      </table:table>
      <table:table table:name="PWM L (OFF)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8"/>
        <table:table-row table:style-name="ro1">
          <table:table-cell table:style-name="ce10" office:value-type="string" calcext:value-type="string">
            <text:p>名前</text:p>
          </table:table-cell>
          <table:table-cell table:style-name="ce10" office:value-type="string" calcext:value-type="string">
            <text:p>TeX</text:p>
          </table:table-cell>
          <table:table-cell table:style-name="ce10" office:value-type="string" calcext:value-type="string">
            <text:p>定格</text:p>
          </table:table-cell>
          <table:table-cell table:style-name="ce10" office:value-type="string" calcext:value-type="string">
            <text:p>値</text:p>
          </table:table-cell>
          <table:table-cell table:style-name="ce10" office:value-type="string" calcext:value-type="string">
            <text:p>単位</text:p>
          </table:table-cell>
          <table:table-cell table:style-name="ce17" office:value-type="string" calcext:value-type="string">
            <text:p>説明</text:p>
          </table:table-cell>
        </table:table-row>
        <table:table-row table:style-name="ro1">
          <table:table-cell table:style-name="ce11" office:value-type="string" calcext:value-type="string" table:number-columns-spanned="6" table:number-rows-spanned="1">
            <text:p>$R_\mathrm{PU}$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I_Rpu(avg)</text:p>
          </table:table-cell>
          <table:table-cell office:value-type="string" calcext:value-type="string">
            <text:p>I_{R_\mathrm{PU(avg)}}</text:p>
          </table:table-cell>
          <table:table-cell/>
          <table:table-cell table:style-name="ce32" table:formula="of:=[パラメータ.D22]*[共通.D8]" office:value-type="float" office:value="0.000018037518037518" calcext:value-type="float">
            <text:p>1.804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\mathrm{PU}$ の平均電流</text:p>
          </table:table-cell>
        </table:table-row>
        <table:table-row table:style-name="ro1">
          <table:table-cell office:value-type="string" calcext:value-type="string">
            <text:p>P_Rpu(avg)</text:p>
          </table:table-cell>
          <table:table-cell office:value-type="string" calcext:value-type="string">
            <text:p>P_{R_\mathrm{PU(avg)}}</text:p>
          </table:table-cell>
          <table:table-cell office:value-type="float" office:value="0.125" calcext:value-type="float">
            <text:p>0.125</text:p>
          </table:table-cell>
          <table:table-cell table:style-name="ce71" table:formula="of:=[.D3]^2*[パラメータ.D19]" office:value-type="float" office:value="0.00000152915466768281" calcext:value-type="float">
            <text:p>1.529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\mathrm{PU}$ の平均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6" table:number-rows-spanned="1">
            <text:p>充電速度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chg</text:p>
          </table:table-cell>
          <table:table-cell office:value-type="string" calcext:value-type="string">
            <text:p>t_\mathrm{chg}</text:p>
          </table:table-cell>
          <table:table-cell/>
          <table:table-cell table:style-name="ce32" table:formula="of:=[パラメータ.D23]*([パラメータ.D19]+[パラメータ.D21])*LN([パラメータ.D18]/([パラメータ.D18]+[パラメータ.D28]))" office:value-type="float" office:value="0.000000338069999844794" calcext:value-type="float">
            <text:p>3.381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充電時間 ($V_\mathrm{TH1}$ まで)</text:p>
          </table:table-cell>
        </table:table-row>
        <table:table-row table:style-name="ro1">
          <table:table-cell office:value-type="string" calcext:value-type="string">
            <text:p>t_off</text:p>
          </table:table-cell>
          <table:table-cell office:value-type="string" calcext:value-type="string">
            <text:p>t_\mathrm{off}</text:p>
          </table:table-cell>
          <table:table-cell/>
          <table:table-cell table:style-name="ce32" table:formula="of:=[.D7]+[パラメータ.D26]" office:value-type="float" office:value="0.000000379069999844794" calcext:value-type="float">
            <text:p>3.791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FF にかかる時間</text:p>
          </table:table-cell>
        </table:table-row>
        <table:table-row table:style-name="ro1">
          <table:table-cell office:value-type="string" calcext:value-type="string">
            <text:p>t_chg(rate)</text:p>
          </table:table-cell>
          <table:table-cell office:value-type="string" calcext:value-type="string">
            <text:p>t_\mathrm{chg(rate)}</text:p>
          </table:table-cell>
          <table:table-cell table:style-name="ce58" office:value-type="percentage" office:value="0.01" calcext:value-type="percentage">
            <text:p>1.00%</text:p>
          </table:table-cell>
          <table:table-cell table:style-name="ce72" table:formula="of:=[.D7]/[共通.D7]" office:value-type="percentage" office:value="0.000435567408581728" calcext:value-type="percentage">
            <text:p>0.04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発振周期に対する充電時間の割合</text:p>
          </table:table-cell>
        </table:table-row>
        <table:table-row table:style-name="ro1">
          <table:table-cell office:value-type="string" calcext:value-type="string">
            <text:p>t_off(rate)</text:p>
          </table:table-cell>
          <table:table-cell office:value-type="string" calcext:value-type="string">
            <text:p>t_\mathrm{off(rate)}</text:p>
          </table:table-cell>
          <table:table-cell table:style-name="ce58" office:value-type="percentage" office:value="0.01" calcext:value-type="percentage">
            <text:p>1.00%</text:p>
          </table:table-cell>
          <table:table-cell table:style-name="ce73" table:formula="of:=[.D8]/[共通.D7]" office:value-type="percentage" office:value="0.000488391568548746" calcext:value-type="percentage">
            <text:p>0.05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発振周期に対する OFF にかかる時間の割合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PWM L (OFF)'.D4:'PWM L (OFF)'.D4">
            <calcext:condition calcext:apply-style-name="Safe" calcext:value="formula-is(ABS(['PWM L (OFF)'.D4])&lt;=ABS(['PWM L (OFF)'.C4]))" calcext:base-cell-address="'PWM L (OFF)'.D4"/>
            <calcext:condition calcext:apply-style-name="Exceeded" calcext:value="formula-is(ABS(['PWM L (OFF)'.D4]) &gt; ABS(['PWM L (OFF)'.C4]))" calcext:base-cell-address="'PWM L (OFF)'.D4"/>
          </calcext:conditional-format>
          <calcext:conditional-format calcext:target-range-address="'PWM L (OFF)'.D9:'PWM L (OFF)'.D9">
            <calcext:condition calcext:apply-style-name="Safe" calcext:value="formula-is(ABS(['PWM L (OFF)'.D9])&lt;=ABS(['PWM L (OFF)'.C9]))" calcext:base-cell-address="'PWM L (OFF)'.D9"/>
            <calcext:condition calcext:apply-style-name="Exceeded" calcext:value="formula-is(ABS(['PWM L (OFF)'.D9]) &gt; ABS(['PWM L (OFF)'.C9]))" calcext:base-cell-address="'PWM L (OFF)'.D9"/>
          </calcext:conditional-format>
          <calcext:conditional-format calcext:target-range-address="'PWM L (OFF)'.D10:'PWM L (OFF)'.D10">
            <calcext:condition calcext:apply-style-name="Safe" calcext:value="formula-is(ABS(['PWM L (OFF)'.D10])&lt;=ABS(['PWM L (OFF)'.C10]))" calcext:base-cell-address="'PWM L (OFF)'.D10"/>
            <calcext:condition calcext:apply-style-name="Exceeded" calcext:value="formula-is(ABS(['PWM L (OFF)'.D10]) &gt; ABS(['PWM L (OFF)'.C10]))" calcext:base-cell-address="'PWM L (OFF)'.D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00/00/00</text:date>, <text:time style:data-style-name="N2" text:time-value="13:39:26.748033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13H10M29S</meta:editing-duration>
    <meta:editing-cycles>245</meta:editing-cycles>
    <meta:generator>LibreOffice/5.1.4.2$Linux_X86_64 LibreOffice_project/10m0$Build-2</meta:generator>
    <dc:date>2018-12-10T14:45:11.524116740</dc:date>
    <meta:document-statistic meta:table-count="8" meta:cell-count="721" meta:object-count="0"/>
    <meta:template xlink:type="simple" xlink:actuate="onRequest" xlink:title="default" xlink:href="../.config/libreoffice/4/user/template/default.ods" meta:date="2013-10-09T17:11:37"/>
  </office:meta>
</office:document-meta>
</file>